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5.svm" manifest:media-type=""/>
  <manifest:file-entry manifest:full-path="Pictures/TablePreview24.svm" manifest:media-type=""/>
  <manifest:file-entry manifest:full-path="Pictures/TablePreview22.svm" manifest:media-type=""/>
  <manifest:file-entry manifest:full-path="Pictures/TablePreview21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23.svm" manifest:media-type=""/>
  <manifest:file-entry manifest:full-path="Pictures/1000000000000CEC000009B1F1F5393E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 AMT" svg:font-family="'Albany AMT'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adornments="Condensed" style:font-family-generic="swiss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2.15cm" fo:min-width="10.9cm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 style:writing-mode="lr-tb" loext:decorative="false"/>
      <style:paragraph-properties style:writing-mode="lr-tb"/>
    </style:style>
    <style:style style:name="pr1" style:family="presentation" style:parent-style-name="Inspiration-title">
      <style:graphic-properties draw:stroke="none" draw:fill="none" draw:fill-color="#00cc99" draw:textarea-horizontal-align="justify" draw:textarea-vertical-align="middle" draw:auto-grow-height="true" draw:auto-grow-width="false" fo:min-height="5.10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Inspiration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Inspiration-outline1">
      <style:graphic-properties fo:min-height="13.61cm" loext:decorative="false"/>
      <style:paragraph-properties style:writing-mode="lr-tb"/>
    </style:style>
    <style:style style:name="pr5" style:family="presentation" style:parent-style-name="Inspiration-title">
      <style:graphic-properties draw:auto-grow-height="true" fo:min-height="3.507cm" loext:decorative="false"/>
      <style:paragraph-properties style:writing-mode="lr-tb"/>
    </style:style>
    <style:style style:name="co1" style:family="table-column">
      <style:table-column-properties style:column-width="7.074cm" style:use-optimal-column-width="false"/>
    </style:style>
    <style:style style:name="co2" style:family="table-column">
      <style:table-column-properties style:column-width="7.077cm" style:use-optimal-column-width="false"/>
    </style:style>
    <style:style style:name="co3" style:family="table-column">
      <style:table-column-properties style:column-width="6.983cm" style:use-optimal-column-width="false"/>
    </style:style>
    <style:style style:name="co4" style:family="table-column">
      <style:table-column-properties style:column-width="7.051cm" style:use-optimal-column-width="false"/>
    </style:style>
    <style:style style:name="co5" style:family="table-column">
      <style:table-column-properties style:column-width="7.052cm" style:use-optimal-column-width="false"/>
    </style:style>
    <style:style style:name="co6" style:family="table-column">
      <style:table-column-properties style:column-width="4.758cm" style:use-optimal-column-width="false"/>
    </style:style>
    <style:style style:name="co7" style:family="table-column">
      <style:table-column-properties style:column-width="4.289cm" style:use-optimal-column-width="false"/>
    </style:style>
    <style:style style:name="co8" style:family="table-column">
      <style:table-column-properties style:column-width="4.021cm" style:use-optimal-column-width="false"/>
    </style:style>
    <style:style style:name="co9" style:family="table-column">
      <style:table-column-properties style:column-width="6.833cm" style:use-optimal-column-width="false"/>
    </style:style>
    <style:style style:name="co10" style:family="table-column">
      <style:table-column-properties style:column-width="3.924cm" style:use-optimal-column-width="false"/>
    </style:style>
    <style:style style:name="co11" style:family="table-column">
      <style:table-column-properties style:column-width="2.395cm" style:use-optimal-column-width="false"/>
    </style:style>
    <style:style style:name="co12" style:family="table-column">
      <style:table-column-properties style:column-width="5.884cm" style:use-optimal-column-width="false"/>
    </style:style>
    <style:style style:name="co13" style:family="table-column">
      <style:table-column-properties style:column-width="4.334cm" style:use-optimal-column-width="false"/>
    </style:style>
    <style:style style:name="co14" style:family="table-column">
      <style:table-column-properties style:column-width="6.523cm" style:use-optimal-column-width="false"/>
    </style:style>
    <style:style style:name="co15" style:family="table-column">
      <style:table-column-properties style:column-width="6.476cm" style:use-optimal-column-width="false"/>
    </style:style>
    <style:style style:name="ro1" style:family="table-row">
      <style:table-row-properties style:row-height="0.888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974cm" style:use-optimal-row-height="false"/>
    </style:style>
    <style:style style:name="ro4" style:family="table-row">
      <style:table-row-properties style:row-height="0.973cm" style:use-optimal-row-height="false"/>
    </style:style>
    <style:style style:name="ro5" style:family="table-row">
      <style:table-row-properties style:row-height="0.938cm" style:use-optimal-row-height="false"/>
    </style:style>
    <style:style style:name="ro6" style:family="table-row">
      <style:table-row-properties style:row-height="1.095cm" style:use-optimal-row-height="false"/>
    </style:style>
    <style:style style:name="ro7" style:family="table-row">
      <style:table-row-properties style:row-height="1.899cm" style:use-optimal-row-height="false"/>
    </style:style>
    <style:style style:name="ce1" style:family="table-cell">
      <loext:graphic-properties draw:fill="solid" draw:fill-color="#ffffff" style:repeat="repeat"/>
      <style:paragraph-properties fo:text-align="center" fo:border="0.03pt solid #000000"/>
      <style:text-properties fo:font-size="16pt" style:font-size-asian="16pt" style:font-size-complex="16pt"/>
    </style:style>
    <style:style style:name="ce2" style:family="table-cell">
      <loext:graphic-properties draw:fill="solid" draw:fill-color="#ffffff" style:repeat="repeat"/>
      <style:paragraph-properties fo:border="0.03pt solid #000000"/>
      <style:text-properties fo:font-size="16pt" style:font-size-asian="16pt" style:font-size-complex="16pt"/>
    </style:style>
    <style:style style:name="ce3" style:family="table-cell">
      <loext:graphic-properties draw:fill="solid" draw:fill-color="#ffffff" style:repeat="repeat"/>
      <style:paragraph-properties fo:text-align="center" fo:border="0.03pt solid #000000"/>
      <style:text-properties fo:font-size="16pt" style:text-underline-style="solid" style:text-underline-width="auto" style:text-underline-color="font-color" style:font-size-asian="16pt" style:font-size-complex="16pt"/>
    </style:style>
    <style:style style:name="ce4" style:family="table-cell">
      <loext:graphic-properties draw:fill="solid" draw:fill-color="#ffffff" style:repeat="repeat"/>
      <style:paragraph-properties fo:text-align="center" fo:border="0.03pt solid #000000"/>
    </style:style>
    <style:style style:name="ce5" style:family="table-cell">
      <loext:graphic-properties draw:fill="solid" draw:fill-color="#ffffff" style:repeat="repeat"/>
      <style:paragraph-properties fo:text-align="center" fo:border="0.03pt solid #000000"/>
      <style:text-properties fo:font-size="20pt" style:font-size-asian="20pt" style:font-size-complex="20pt"/>
    </style:style>
    <style:style style:name="ce6" style:family="table-cell">
      <loext:graphic-properties draw:fill="solid" draw:fill-color="#ffffff" style:repeat="repeat"/>
      <style:paragraph-properties fo:border="0.03pt solid #000000"/>
      <style:text-properties fo:font-size="20pt" style:font-size-asian="20pt" style:font-size-complex="20pt"/>
    </style:style>
    <style:style style:name="ce7" style:family="table-cell">
      <loext:graphic-properties draw:fill="solid" draw:fill-color="#ffffff" style:repeat="repeat"/>
      <style:paragraph-properties fo:text-align="center" fo:border="0.03pt solid #000000"/>
      <style:text-properties fo:font-size="20pt" style:text-underline-style="solid" style:text-underline-width="auto" style:text-underline-color="font-color" style:font-size-asian="20pt" style:font-size-complex="20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text-align="center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1.1cm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1.2cm"/>
    </style:style>
    <style:style style:name="P7" style:family="paragraph">
      <style:paragraph-properties fo:margin-top="0cm" fo:margin-bottom="1.5cm"/>
    </style:style>
    <style:style style:name="P8" style:family="paragraph">
      <style:paragraph-properties fo:margin-left="2.4cm" fo:margin-right="0cm" fo:margin-top="0.4cm" fo:margin-bottom="0cm" fo:text-indent="0cm"/>
    </style:style>
    <style:style style:name="P9" style:family="paragraph">
      <style:paragraph-properties fo:margin-top="0cm" fo:margin-bottom="1.7cm"/>
    </style:style>
    <style:style style:name="P10" style:family="paragraph">
      <style:paragraph-properties fo:margin-top="0cm" fo:margin-bottom="2.3cm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font-size="16pt" style:text-underline-style="solid" style:text-underline-width="auto" style:text-underline-color="font-color" style:font-size-asian="16pt" style:font-size-complex="16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20pt" style:font-size-asian="20pt" style:font-size-complex="20pt"/>
    </style:style>
    <style:style style:name="P15" style:family="paragraph">
      <style:paragraph-properties fo:text-align="center"/>
      <style:text-properties fo:font-size="20pt" style:text-underline-style="solid" style:text-underline-width="auto" style:text-underline-color="font-color" style:font-size-asian="20pt" style:font-size-complex="2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="solid" draw:fill-color="#ffff00"/>
      <style:paragraph-properties fo:text-align="center" style:writing-mode="lr-tb"/>
    </style:style>
    <style:style style:name="T1" style:family="text">
      <style:text-properties fo:color="#000000" loext:opacity="100%" fo:language="zxx" fo:country="none"/>
    </style:style>
    <style:style style:name="T2" style:family="text">
      <style:text-properties fo:color="#ff00ff" loext:opacity="100%"/>
    </style:style>
    <style:style style:name="T3" style:family="text">
      <style:text-properties fo:color="#0000ff" loext:opacity="100%" fo:font-weight="bold" style:font-weight-asian="bold" style:font-weight-complex="bold"/>
    </style:style>
    <style:style style:name="T4" style:family="text">
      <style:text-properties style:font-name="DejaVu Sans" style:font-name-asian="DejaVu Sans" style:font-name-complex="DejaVu Sans"/>
    </style:style>
    <style:style style:name="T5" style:family="text">
      <style:text-properties style:font-name="Albany AMT" style:font-name-asian="DejaVu Sans" style:font-name-complex="DejaVu Sans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DejaVu Sans" fo:font-size="26pt" style:font-name-asian="DejaVu Sans" style:font-size-asian="26pt" style:font-name-complex="DejaVu Sans" style:font-size-complex="26pt"/>
    </style:style>
    <style:style style:name="T8" style:family="text">
      <style:text-properties style:font-name="Albany AMT" fo:font-size="26pt" style:font-name-asian="DejaVu Sans" style:font-size-asian="26pt" style:font-name-complex="DejaVu Sans" style:font-size-complex="26pt"/>
    </style:style>
    <style:style style:name="T9" style:family="text">
      <style:text-properties fo:language="fr" fo:country="FR"/>
    </style:style>
    <style:style style:name="T10" style:family="text">
      <style:text-properties fo:color="#ff0000" loext:opacity="100%" fo:font-weight="bold" style:font-weight-asian="bold" style:font-weight-complex="bold"/>
    </style:style>
    <style:style style:name="T11" style:family="text">
      <style:text-properties fo:color="#000000" loext:opacity="100%" fo:font-weight="normal" style:font-weight-asian="normal" style:font-weight-complex="normal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fo:color="#0000ff" loext:opacity="100%"/>
    </style:style>
    <style:style style:name="T14" style:family="text">
      <style:text-properties style:use-window-font-color="true" loext:opacity="0%" fo:font-weight="normal" style:font-weight-asian="normal" style:font-weight-complex="normal"/>
    </style:style>
    <style:style style:name="T15" style:family="text">
      <style:text-properties fo:color="#800080" loext:opacity="100%" fo:font-size="40pt" style:font-size-asian="40pt" style:font-size-complex="40pt"/>
    </style:style>
    <style:style style:name="T16" style:family="text">
      <style:text-properties fo:color="#800080" loext:opacity="100%" fo:font-size="36pt" style:font-size-asian="36pt" style:font-size-complex="36pt"/>
    </style:style>
    <style:style style:name="T17" style:family="text">
      <style:text-properties fo:color="#c9211e" loext:opacity="100%" fo:font-weight="bold" style:font-weight-asian="bold" style:font-weight-complex="bold"/>
    </style:style>
    <style:style style:name="T18" style:family="text">
      <style:text-properties fo:color="#000000" loext:opacity="100%"/>
    </style:style>
    <style:style style:name="T19" style:family="text">
      <style:text-properties fo:color="#111111" loext:opacity="100%" fo:font-weight="normal" style:font-weight-asian="normal" style:font-weight-complex="normal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c9211e" loext:opacity="100%" fo:font-size="26pt" style:font-size-asian="26pt" style:font-size-complex="26pt"/>
    </style:style>
    <style:style style:name="T2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c9211e" loext:opacity="100%" fo:font-size="24pt" style:font-size-asian="24pt" style:font-size-complex="24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00a933" loext:opacity="100%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800080" loext:opacity="100%" fo:font-size="32pt" style:font-size-asian="32pt" style:font-size-complex="32pt"/>
    </style:style>
    <style:style style:name="T28" style:family="text">
      <style:text-properties fo:color="#00a933" loext:opacity="100%" fo:font-size="24pt" style:font-size-asian="24pt" style:font-size-complex="24pt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color="#0000ff" loext:opacity="100%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3.693cm" svg:height="5.368cm" svg:x="1.72cm" svg:y="5.833cm" presentation:class="title" presentation:user-transformed="true">
          <draw:text-box>
            <text:p text:style-name="P1"><text:span text:style-name="T1">Structured Query Languag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QL : sommair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ypes de données</text:p>
              </text:list-item>
              <text:list-item>
                <text:p>Langage de Définition de Données (LDD)</text:p>
              </text:list-item>
              <text:list-item>
                <text:p>Langage de Manipulation de Données (LDM)</text:p>
              </text:list-item>
              <text:list-item>
                <text:p>Langage de Contrôle de Données (LDC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QL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2">Types de données</text:span></text:p>
                <text:list>
                  <text:list-item>
                    <text:p>char(n)</text:p>
                  </text:list-item>
                  <text:list-item>
                    <text:p>varchar(n)</text:p>
                  </text:list-item>
                  <text:list-item>
                    <text:p>number(n)</text:p>
                  </text:list-item>
                  <text:list-item>
                    <text:p>number(n,m)</text:p>
                  </text:list-item>
                  <text:list-item>
                    <text:p>date</text:p>
                  </text:list-item>
                  <text:list-item>
                    <text:p>null</text:p>
                  </text:list-item>
                </text:list>
              </text:list-item>
              <text:list-item>
                <text:p>Langage de Définition de Données (LDD)</text:p>
              </text:list-item>
              <text:list-item>
                <text:p>Langage de Manipulation de Données (LDM)</text:p>
              </text:list-item>
              <text:list-item>
                <text:p>Langage de Contrôle de Données (LDC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ypes de donnée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char(n)</text:span></text:p>
                <text:list>
                  <text:list-item>
                    <text:p>chaîne de caractères de longueur fixe n <text:span text:style-name="T4">ϵ</text:span><text:span text:style-name="T5">[1-255]</text:span></text:p>
                  </text:list-item>
                </text:list>
              </text:list-item>
              <text:list-item>
                <text:p>varchar(n)</text:p>
              </text:list-item>
              <text:list-item>
                <text:p>number(n)</text:p>
              </text:list-item>
              <text:list-item>
                <text:p>number(n,m)</text:p>
              </text:list-item>
              <text:list-item>
                <text:p>date</text:p>
              </text:list-item>
              <text:list-item>
                <text:p>null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ypes de donnée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har(n)</text:p>
              </text:list-item>
              <text:list-item>
                <text:p><text:span text:style-name="T3">varchar(n)</text:span></text:p>
                <text:list>
                  <text:list-item>
                    <text:p><text:span text:style-name="T6">chaîne de caractères de longueur variable n </text:span><text:span text:style-name="T7">ϵ</text:span><text:span text:style-name="T8">[1-255]</text:span></text:p>
                  </text:list-item>
                </text:list>
              </text:list-item>
              <text:list-item>
                <text:p>number(n)</text:p>
              </text:list-item>
              <text:list-item>
                <text:p>number(n,m)</text:p>
              </text:list-item>
              <text:list-item>
                <text:p>date</text:p>
              </text:list-item>
              <text:list-item>
                <text:p>null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ypes de donnée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har(n)</text:p>
              </text:list-item>
              <text:list-item>
                <text:p>varchar(n)</text:p>
              </text:list-item>
              <text:list-item>
                <text:p><text:span text:style-name="T3">number(n)</text:span></text:p>
                <text:list>
                  <text:list-item>
                    <text:p>Nombre entier positif, négatif ou nul de n chiffres</text:p>
                  </text:list-item>
                </text:list>
              </text:list-item>
              <text:list-item>
                <text:p>number(n,m)</text:p>
              </text:list-item>
              <text:list-item>
                <text:p>date</text:p>
              </text:list-item>
              <text:list-item>
                <text:p>null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ypes de donnée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har(n)</text:p>
              </text:list-item>
              <text:list-item>
                <text:p>varchar(n)</text:p>
              </text:list-item>
              <text:list-item>
                <text:p>number(n)</text:p>
              </text:list-item>
              <text:list-item>
                <text:p><text:span text:style-name="T3">number(n,m)</text:span> ou <text:span text:style-name="T3">numeric(n,m)</text:span></text:p>
                <text:list>
                  <text:list-item>
                    <text:p>Nombre rationnel en virgule fixe de n chiffres au total dont m après la virgule</text:p>
                  </text:list-item>
                </text:list>
              </text:list-item>
              <text:list-item>
                <text:p>date</text:p>
              </text:list-item>
              <text:list-item>
                <text:p>null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ypes de donnée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har(n)</text:p>
              </text:list-item>
              <text:list-item>
                <text:p>varchar(n)</text:p>
              </text:list-item>
              <text:list-item>
                <text:p>number(n)</text:p>
              </text:list-item>
              <text:list-item>
                <text:p>number(n,m)</text:p>
              </text:list-item>
              <text:list-item>
                <text:p><text:span text:style-name="T3">date</text:span> et <text:span text:style-name="T3">datetime</text:span></text:p>
                <text:list>
                  <text:list-item>
                    <text:p>Date a le format suivant : <text:s/>AAAA-MM-JJ</text:p>
                  </text:list-item>
                  <text:list-item>
                    <text:p>Datetime a le format suivant : AAAA-MM-JJ hh:mm:ss</text:p>
                  </text:list-item>
                </text:list>
              </text:list-item>
              <text:list-item>
                <text:p>null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ypes de donnée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har(n)</text:p>
              </text:list-item>
              <text:list-item>
                <text:p>varchar(n)</text:p>
              </text:list-item>
              <text:list-item>
                <text:p>number(n)</text:p>
              </text:list-item>
              <text:list-item>
                <text:p>number(n,m)</text:p>
              </text:list-item>
              <text:list-item>
                <text:p>date</text:p>
              </text:list-item>
              <text:list-item>
                <text:p><text:span text:style-name="T3">null</text:span></text:p>
                <text:list>
                  <text:list-item>
                    <text:p>NULL appartient à tous les domaines : CHAR, NUMBER, …</text:p>
                  </text:list-item>
                  <text:list-item>
                    <text:p>signifie que la ligne n’a pas de valeur pour cet attribut</text:p>
                  </text:list-item>
                  <text:list-item>
                    <text:p><text:span text:style-name="T9">à ne pas confondre avec 0, 0.0 ou ""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QL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ypes de données</text:p>
              </text:list-item>
              <text:list-item>
                <text:p><text:span text:style-name="T2">Langage de Définition de Données (LDD)</text:span></text:p>
                <text:list>
                  <text:list-item>
                    <text:p>Création de base</text:p>
                  </text:list-item>
                  <text:list-item>
                    <text:p>Création de table</text:p>
                  </text:list-item>
                  <text:list-item>
                    <text:p>Modification de structure de table</text:p>
                  </text:list-item>
                  <text:list-item>
                    <text:p>Suppression de table</text:p>
                  </text:list-item>
                </text:list>
              </text:list-item>
              <text:list-item>
                <text:p>Langage de Manipulation de Données (LDM)</text:p>
              </text:list-item>
              <text:list-item>
                <text:p>Langage de Contrôle de Données (LDC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Définition de Données (LDD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réation de base</text:p>
                <text:list>
                  <text:list-item>
                    <text:p><text:span text:style-name="T3">CREATE DATABASE</text:span> nomDeVotreBase ;</text:p>
                  </text:list-item>
                </text:list>
              </text:list-item>
              <text:list-item>
                <text:p>Création de table</text:p>
              </text:list-item>
              <text:list-item>
                <text:p>Modification de structure de table</text:p>
              </text:list-item>
              <text:list-item>
                <text:p>Suppression de tab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Définition de Données (LDD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réation de base</text:p>
              </text:list-item>
              <text:list-item>
                <text:p>Création de table</text:p>
                <text:list>
                  <text:list-item>
                    <text:p>Table simple</text:p>
                  </text:list-item>
                  <text:list-item>
                    <text:p>Contraintes d’intégrité</text:p>
                  </text:list-item>
                  <text:list-item>
                    <text:p>Clé primaire </text:p>
                  </text:list-item>
                  <text:list-item>
                    <text:p>Intégrité référentielle</text:p>
                  </text:list-item>
                </text:list>
              </text:list-item>
              <text:list-item>
                <text:p>Modification de structure de table</text:p>
              </text:list-item>
              <text:list-item>
                <text:p>Suppression de tab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Création de tab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able simple</text:p>
                <text:list>
                  <text:list-item>
                    <text:p><text:span text:style-name="T3">CREATE TABLE</text:span> NomDeTable (</text:p>
                    <text:p>NomDeChamp TypeDuChamp,</text:p>
                    <text:p>NomDeChamp TypeDuChamp,</text:p>
                    <text:p>…</text:p>
                    <text:p>);</text:p>
                  </text:list-item>
                  <text:list-item>
                    <text:p><text:span text:style-name="T3">CREATE TABLE</text:span> Villes (</text:p>
                    <text:p>idVille int(10),</text:p>
                    <text:p>nomVille varchar(60));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Création de tab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ontraintes d’intégrité</text:p>
                <text:list>
                  <text:list-item>
                    <text:p><text:span text:style-name="T3">CREATE TABLE</text:span> NomDeTable (</text:p>
                    <text:p>NomDeChamp TypeDuChamp <text:span text:style-name="T10">NOT NULL</text:span>,</text:p>
                    <text:p>NomDeChamp TypeDuChamp <text:span text:style-name="T10">NULL</text:span>,</text:p>
                    <text:p>NomDeChamp TypeDuChamp <text:span text:style-name="T10">DEFAULT </text:span><text:span text:style-name="T11">valeur</text:span>,</text:p>
                    <text:p text:style-name="P4">… );</text:p>
                  </text:list-item>
                  <text:list-item>
                    <text:p text:style-name="P5"><text:span text:style-name="T3">CREATE TABLE</text:span> Villes (</text:p>
                    <text:p>idVille int(10) <text:span text:style-name="T10">NOT NULL</text:span>,</text:p>
                    <text:p>nomVille varchar(60) <text:span text:style-name="T10">DEFAULT</text:span> "jaipaslenomdelaville");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Création de tab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lé primaire </text:p>
                <text:list>
                  <text:list-item>
                    <text:p><text:span text:style-name="T3">CREATE TABLE</text:span> NomDeTable (</text:p>
                    <text:p>NomDeChamp TypeDuChamp <text:span text:style-name="T10">PRIMARY KEY</text:span>,</text:p>
                    <text:p>NomDeChamp TypeDuChamp ,</text:p>
                    <text:p text:style-name="P6">… );</text:p>
                  </text:list-item>
                  <text:list-item>
                    <text:p text:style-name="P5"><text:span text:style-name="T3">CREATE TABLE</text:span> Villes (</text:p>
                    <text:p>idVille int(10) <text:span text:style-name="T10">NOT NULL PRIMARY KEY</text:span>,</text:p>
                    <text:p>nomVille varchar(60) <text:span text:style-name="T10">DEFAULT</text:span> "jaipaslenomdelaville");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Création de tab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Intégrité référentielle</text:p>
                <text:list>
                  <text:list-item>
                    <text:p><text:span text:style-name="T3">CREATE TABLE</text:span> NomDeTable (</text:p>
                    <text:p>NomDeChamp1 TypeDuChamp <text:span text:style-name="T12">PRIMARY KEY</text:span>,</text:p>
                    <text:p>NomDeChampx TypeDuChamp,</text:p>
                    <text:p>… ,</text:p>
                    <text:p><text:span text:style-name="T2">FOREIGN KEY</text:span> (NomDeChampx) </text:p>
                    <text:p><text:span text:style-name="T2">REFERENCES</text:span> nomDeTableZ(NomDeChamp)</text:p>
                    <text:p>);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Création de tab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Intégrité référentielle</text:p>
              </text:list-item>
              <text:list-item>
                <text:p>Il existe une table <text:span text:style-name="T13">departements</text:span> qui possède comme clef primaire le champ <text:span text:style-name="T2">idDepartement</text:span>.</text:p>
                <text:list>
                  <text:list-item>
                    <text:p><text:span text:style-name="T14">CREATE TABLE</text:span> <text:span text:style-name="T3">villes</text:span> (</text:p>
                    <text:p>idVille int(10) <text:span text:style-name="T11">NOT NULL PRIMARY KEY,</text:span></text:p>
                    <text:p>nomVille varchar(60),</text:p>
                    <text:p><text:span text:style-name="T2">idDepartement</text:span> int(10), </text:p>
                    <text:p>FOREIGN KEY (<text:span text:style-name="T2">idDepartement</text:span>) </text:p>
                    <text:p>REFERENCES <text:span text:style-name="T3">departements</text:span>(idDepartement));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Définition de Données (LDD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réation de base</text:p>
              </text:list-item>
              <text:list-item>
                <text:p>Création de table</text:p>
              </text:list-item>
              <text:list-item>
                <text:p>Modification de structure de table</text:p>
                <text:list>
                  <text:list-item>
                    <text:p><text:span text:style-name="T3">ALTER TABLE</text:span></text:p>
                    <text:list>
                      <text:list-item>
                        <text:p>Supprimer/ajouter une colonne </text:p>
                      </text:list-item>
                      <text:list-item>
                        <text:p>Supprimer/ajouter une contrainte</text:p>
                      </text:list-item>
                    </text:list>
                  </text:list-item>
                </text:list>
              </text:list-item>
              <text:list-item>
                <text:p>Suppression de tab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Définition de Données (LDD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réation de base</text:p>
              </text:list-item>
              <text:list-item>
                <text:p>Création de table</text:p>
              </text:list-item>
              <text:list-item>
                <text:p>Modification de structure de table</text:p>
              </text:list-item>
              <text:list-item>
                <text:p>Suppression de table</text:p>
                <text:list>
                  <text:list-item>
                    <text:p><text:span text:style-name="T3">DROP TABLE</text:span> nomDeLaTable ;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QL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ypes de données</text:p>
              </text:list-item>
              <text:list-item>
                <text:p>Langage de Définition de Données (LDD)</text:p>
              </text:list-item>
              <text:list-item>
                <text:p><text:span text:style-name="T2">Langage de Manipulation de Données (LDM)</text:span></text:p>
                <text:list>
                  <text:list-item>
                    <text:p>Sélection</text:p>
                    <text:list>
                      <text:list-item>
                        <text:p>Tri</text:p>
                      </text:list-item>
                      <text:list-item>
                        <text:p>Jointures</text:p>
                      </text:list-item>
                      <text:list-item>
                        <text:p>Fonctions</text:p>
                      </text:list-item>
                      <text:list-item>
                        <text:p>Requêtes imbriqués</text:p>
                      </text:list-item>
                    </text:list>
                  </text:list-item>
                  <text:list-item>
                    <text:p>Ajout</text:p>
                  </text:list-item>
                  <text:list-item>
                    <text:p>Modification</text:p>
                  </text:list-item>
                  <text:list-item>
                    <text:p>Suppression</text:p>
                  </text:list-item>
                </text:list>
              </text:list-item>
              <text:list-item>
                <text:p>Langage de Contrôle de Données (LDC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25.2cm" svg:height="12.179cm" svg:x="1.3cm" svg:y="5cm" presentation:class="outline" presentation:user-transformed="true">
          <draw:text-box>
            <text:p text:style-name="P7"><text:span text:style-name="T15">Sélection</text:span></text:p>
            <text:p text:style-name="P8"><text:span text:style-name="T10">SELECT</text:span> [DISTINCT | ALL] &lt;clause1&gt;[&lt;clause2&gt;…]</text:p>
            <text:list text:style-name="L2">
              <text:list-item>
                <text:list>
                  <text:list-header>
                    <text:p text:style-name="P5"><text:span text:style-name="T10">FROM</text:span> &lt;nom_table1&gt; [, &lt;nom_table2&gt;,…] </text:p>
                    <text:p>[<text:span text:style-name="T3">WHERE</text:span> &lt;condition1&gt; [AND|OR &lt;condition2&gt; …]][<text:span text:style-name="T3">GROUP BY</text:span> &lt;regroupement1&gt;[&lt;regroup2&gt;…]][<text:span text:style-name="T3">HAVING</text:span> condition] [<text:span text:style-name="T3">ORDER BY</text:span> liste de colonnes ]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25.2cm" svg:height="12.179cm" svg:x="1.3cm" svg:y="8.1cm" presentation:class="outline" presentation:user-transformed="true">
          <draw:text-box>
            <text:p><text:span text:style-name="T16">Sélection</text:span></text:p>
            <text:list text:style-name="L2">
              <text:list-item>
                <text:list>
                  <text:list-item>
                    <text:p text:style-name="P5"><text:span text:style-name="T10">SELECT</text:span> nomVille</text:p>
                  </text:list-item>
                </text:list>
              </text:list-item>
            </text:list>
            <text:p text:style-name="P9"><text:span text:style-name="T10"><text:s text:c="10"/></text:span><text:span text:style-name="T10">FROM</text:span> villes ;</text:p>
            <text:list text:continue-numbering="true" text:style-name="L2">
              <text:list-item>
                <text:list>
                  <text:list-item>
                    <text:p text:style-name="P5"><text:span text:style-name="T10">SELECT</text:span> *</text:p>
                    <text:p text:style-name="P10"><text:span text:style-name="T10">FROM</text:span> villes ;</text:p>
                  </text:list-item>
                  <text:list-item>
                    <text:p text:style-name="P5"><text:span text:style-name="T10">SELECT</text:span> nomVille</text:p>
                    <text:p text:style-name="P5"><text:span text:style-name="T10">FROM</text:span> villes </text:p>
                    <text:p><text:span text:style-name="T3">WHERE </text:span><text:span text:style-name="T11">idVille=2 ;</text:span></text:p>
                  </text:list-item>
                </text:list>
              </text:list-item>
            </text:list>
          </draw:text-box>
        </draw:frame>
        <draw:frame draw:style-name="gr2" draw:layer="layout" svg:width="14.15cm" svg:height="6.215cm" svg:x="12.849cm" svg:y="1.4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1">villes</text:p>
              </table:table-cell>
              <table:covered-table-cell table:style-name="ce2"/>
            </table:table-row>
            <table:table-row table:style-name="ro1">
              <table:table-cell table:style-name="ce3">
                <text:p text:style-name="P12">idVille</text:p>
              </table:table-cell>
              <table:table-cell table:style-name="ce1">
                <text:p text:style-name="P11">nomVille</text:p>
              </table:table-cell>
            </table:table-row>
            <table:table-row table:style-name="ro1" table:default-cell-style-name="ce1">
              <table:table-cell>
                <text:p text:style-name="P11">1</text:p>
              </table:table-cell>
              <table:table-cell>
                <text:p text:style-name="P11">Le mans</text:p>
              </table:table-cell>
            </table:table-row>
            <table:table-row table:style-name="ro1" table:default-cell-style-name="ce1">
              <table:table-cell>
                <text:p text:style-name="P11">2</text:p>
              </table:table-cell>
              <table:table-cell>
                <text:p text:style-name="P11">Ballon</text:p>
              </table:table-cell>
            </table:table-row>
            <table:table-row table:style-name="ro1" table:default-cell-style-name="ce1">
              <table:table-cell>
                <text:p text:style-name="P11">3</text:p>
              </table:table-cell>
              <table:table-cell>
                <text:p text:style-name="P11">Saint calais</text:p>
              </table:table-cell>
            </table:table-row>
            <table:table-row table:style-name="ro1" table:default-cell-style-name="ce1">
              <table:table-cell>
                <text:p text:style-name="P11">4</text:p>
              </table:table-cell>
              <table:table-cell>
                <text:p text:style-name="P11">Saint ouen sur seine</text:p>
              </table:table-cell>
            </table:table-row>
            <table:table-row table:style-name="ro1" table:default-cell-style-name="ce1">
              <table:table-cell>
                <text:p text:style-name="P11">5</text:p>
              </table:table-cell>
              <table:table-cell>
                <text:p text:style-name="P11">Nante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xml:id="id1" draw:id="id1" draw:layer="layout" svg:width="6.982cm" svg:height="4.865cm" svg:x="11.81cm" svg:y="8.134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4">
                <text:p text:style-name="P13">Le mans</text:p>
              </table:table-cell>
            </table:table-row>
            <table:table-row table:style-name="ro2">
              <table:table-cell table:style-name="ce4">
                <text:p text:style-name="P13">Ballon</text:p>
              </table:table-cell>
            </table:table-row>
            <table:table-row table:style-name="ro3">
              <table:table-cell table:style-name="ce4">
                <text:p text:style-name="P13">Saint calais</text:p>
              </table:table-cell>
            </table:table-row>
            <table:table-row table:style-name="ro3">
              <table:table-cell table:style-name="ce4">
                <text:p text:style-name="P13">Saint ouen sur seine</text:p>
              </table:table-cell>
            </table:table-row>
            <table:table-row table:style-name="ro3">
              <table:table-cell table:style-name="ce4">
                <text:p text:style-name="P13">Nantes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xml:id="id2" draw:id="id2" draw:layer="layout" svg:width="7.05cm" svg:height="0.972cm" svg:x="11.753cm" svg:y="18.786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4">
                <text:p text:style-name="P13">Ballon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layer="layout" svg:width="14.15cm" svg:height="4.439cm" svg:x="11.65cm" svg:y="13.2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1</text:p>
              </table:table-cell>
              <table:table-cell>
                <text:p text:style-name="P11">Le mans</text:p>
              </table:table-cell>
            </table:table-row>
            <table:table-row table:style-name="ro1" table:default-cell-style-name="ce1">
              <table:table-cell>
                <text:p text:style-name="P11">2</text:p>
              </table:table-cell>
              <table:table-cell>
                <text:p text:style-name="P11">Ballon</text:p>
              </table:table-cell>
            </table:table-row>
            <table:table-row table:style-name="ro1" table:default-cell-style-name="ce1">
              <table:table-cell>
                <text:p text:style-name="P11">3</text:p>
              </table:table-cell>
              <table:table-cell>
                <text:p text:style-name="P11">Saint calais</text:p>
              </table:table-cell>
            </table:table-row>
            <table:table-row table:style-name="ro1" table:default-cell-style-name="ce1">
              <table:table-cell>
                <text:p text:style-name="P11">4</text:p>
              </table:table-cell>
              <table:table-cell>
                <text:p text:style-name="P11">Saint ouen sur seine</text:p>
              </table:table-cell>
            </table:table-row>
            <table:table-row table:style-name="ro1" table:default-cell-style-name="ce1">
              <table:table-cell>
                <text:p text:style-name="P11">5</text:p>
              </table:table-cell>
              <table:table-cell>
                <text:p text:style-name="P11">Nantes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25.2cm" svg:height="12.179cm" svg:x="1.4cm" svg:y="5cm" presentation:class="outline">
          <draw:text-box>
            <text:p><text:span text:style-name="T15">Sélection</text:span></text:p>
            <text:list text:style-name="L2">
              <text:list-item>
                <text:list>
                  <text:list-item>
                    <text:p><text:span text:style-name="T3">LIKE</text:span> permet d'utiliser un "joker" afin d'estimer une expression</text:p>
                  </text:list-item>
                  <text:list-item>
                    <text:p>Le joker peut être <text:span text:style-name="T3">%</text:span> pour remplacer une séquence de caractères.</text:p>
                  </text:list-item>
                  <text:list-item>
                    <text:p>Le joker peut être <text:span text:style-name="T3">_</text:span> pour remplacer un caractè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25.2cm" svg:height="12.179cm" svg:x="1cm" svg:y="9.821cm" presentation:class="outline" presentation:user-transformed="true">
          <draw:text-box>
            <text:p><text:span text:style-name="T16">Sélection</text:span></text:p>
            <text:list text:style-name="L2">
              <text:list-item>
                <text:list>
                  <text:list-item>
                    <text:p><text:span text:style-name="T17">SELECT</text:span><text:span text:style-name="T18"> nomVille</text:span></text:p>
                    <text:p><text:span text:style-name="T17">FROM</text:span><text:span text:style-name="T18"> villes </text:span></text:p>
                    <text:p><text:span text:style-name="T17">WHERE</text:span><text:span text:style-name="T12"> </text:span><text:span text:style-name="T11">nomVille</text:span><text:span text:style-name="T3"> LIKE '</text:span><text:span text:style-name="T19">saint%</text:span><text:span text:style-name="T3">' </text:span><text:span text:style-name="T11">;</text:span></text:p>
                  </text:list-item>
                </text:list>
              </text:list-item>
            </text:list>
          </draw:text-box>
        </draw:frame>
        <draw:frame draw:style-name="gr2" xml:id="id3" draw:id="id3" draw:layer="layout" svg:width="7.051cm" svg:height="1.945cm" svg:x="14.95cm" svg:y="16.61cm">
          <table:table table:template-name="default" table:use-first-row-styles="true" table:use-banding-rows-styles="true">
            <table:table-column table:style-name="co5"/>
            <table:table-row table:style-name="ro2">
              <table:table-cell table:style-name="ce4">
                <text:p text:style-name="P13">Saint ouen</text:p>
              </table:table-cell>
            </table:table-row>
            <table:table-row table:style-name="ro3">
              <table:table-cell table:style-name="ce4">
                <text:p text:style-name="P13">Saint calais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layer="layout" svg:width="14.15cm" svg:height="6.215cm" svg:x="11.45cm" svg:y="4.2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1">villes</text:p>
              </table:table-cell>
              <table:covered-table-cell table:style-name="ce2"/>
            </table:table-row>
            <table:table-row table:style-name="ro1">
              <table:table-cell table:style-name="ce3">
                <text:p text:style-name="P12">idVille</text:p>
              </table:table-cell>
              <table:table-cell table:style-name="ce1">
                <text:p text:style-name="P11">nomVille</text:p>
              </table:table-cell>
            </table:table-row>
            <table:table-row table:style-name="ro1" table:default-cell-style-name="ce1">
              <table:table-cell>
                <text:p text:style-name="P11">1</text:p>
              </table:table-cell>
              <table:table-cell>
                <text:p text:style-name="P11">Le mans</text:p>
              </table:table-cell>
            </table:table-row>
            <table:table-row table:style-name="ro1" table:default-cell-style-name="ce1">
              <table:table-cell>
                <text:p text:style-name="P11">2</text:p>
              </table:table-cell>
              <table:table-cell>
                <text:p text:style-name="P11">Ballon</text:p>
              </table:table-cell>
            </table:table-row>
            <table:table-row table:style-name="ro1" table:default-cell-style-name="ce1">
              <table:table-cell>
                <text:p text:style-name="P11">3</text:p>
              </table:table-cell>
              <table:table-cell>
                <text:p text:style-name="P11">Saint calais</text:p>
              </table:table-cell>
            </table:table-row>
            <table:table-row table:style-name="ro1" table:default-cell-style-name="ce1">
              <table:table-cell>
                <text:p text:style-name="P11">4</text:p>
              </table:table-cell>
              <table:table-cell>
                <text:p text:style-name="P11">Saint ouen sur seine</text:p>
              </table:table-cell>
            </table:table-row>
            <table:table-row table:style-name="ro1" table:default-cell-style-name="ce1">
              <table:table-cell>
                <text:p text:style-name="P11">5</text:p>
              </table:table-cell>
              <table:table-cell>
                <text:p text:style-name="P11">Nantes</text:p>
              </table:table-cell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301cm" svg:y="0.993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15cm" svg:height="12.179cm" svg:x="0.8cm" svg:y="8.421cm" presentation:class="outline" presentation:user-transformed="true">
          <draw:text-box>
            <text:p><text:span text:style-name="T16"><text:s text:c="2"/></text:span><text:span text:style-name="T16">Tri</text:span></text:p>
            <text:list text:style-name="L2">
              <text:list-item>
                <text:list>
                  <text:list-item>
                    <text:p><text:span text:style-name="T10">SELECT</text:span> nomVille</text:p>
                    <text:p><text:span text:style-name="T10">FROM</text:span> villes </text:p>
                    <text:p><text:span text:style-name="T3">ORDER BY</text:span> nomVille <text:span text:style-name="T13">ASC</text:span>;</text:p>
                    <text:p><text:span text:style-name="T10"/></text:p>
                  </text:list-item>
                  <text:list-item>
                    <text:p><text:span text:style-name="T10">SELECT</text:span> nomVille</text:p>
                    <text:p><text:span text:style-name="T10">FROM</text:span> villes </text:p>
                    <text:p><text:span text:style-name="T3">ORDER BY</text:span> nomVille <text:span text:style-name="T13">DESC</text:span>;</text:p>
                    <text:p/>
                  </text:list-item>
                </text:list>
              </text:list-item>
            </text:list>
          </draw:text-box>
        </draw:frame>
        <draw:frame draw:style-name="gr2" xml:id="id4" draw:id="id4" draw:layer="layout" svg:width="7.051cm" svg:height="4.865cm" svg:x="15.137cm" svg:y="8.686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4">
                <text:p text:style-name="P13">Ballon</text:p>
              </table:table-cell>
            </table:table-row>
            <table:table-row table:style-name="ro2">
              <table:table-cell table:style-name="ce4">
                <text:p text:style-name="P13">Le mans</text:p>
              </table:table-cell>
            </table:table-row>
            <table:table-row table:style-name="ro3">
              <table:table-cell table:style-name="ce4">
                <text:p text:style-name="P13">Nantes</text:p>
              </table:table-cell>
            </table:table-row>
            <table:table-row table:style-name="ro3">
              <table:table-cell table:style-name="ce4">
                <text:p text:style-name="P13">Saint calais</text:p>
              </table:table-cell>
            </table:table-row>
            <table:table-row table:style-name="ro3">
              <table:table-cell table:style-name="ce4">
                <text:p text:style-name="P13"><text:span text:style-name="T20">Saint ouen sur seine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layer="layout" svg:width="14.15cm" svg:height="6.215cm" svg:x="12.85cm" svg:y="1.4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1">villes</text:p>
              </table:table-cell>
              <table:covered-table-cell table:style-name="ce2"/>
            </table:table-row>
            <table:table-row table:style-name="ro1">
              <table:table-cell table:style-name="ce3">
                <text:p text:style-name="P12">idVille</text:p>
              </table:table-cell>
              <table:table-cell table:style-name="ce1">
                <text:p text:style-name="P11">nomVille</text:p>
              </table:table-cell>
            </table:table-row>
            <table:table-row table:style-name="ro1" table:default-cell-style-name="ce1">
              <table:table-cell>
                <text:p text:style-name="P11">1</text:p>
              </table:table-cell>
              <table:table-cell>
                <text:p text:style-name="P11">Le mans</text:p>
              </table:table-cell>
            </table:table-row>
            <table:table-row table:style-name="ro1" table:default-cell-style-name="ce1">
              <table:table-cell>
                <text:p text:style-name="P11">2</text:p>
              </table:table-cell>
              <table:table-cell>
                <text:p text:style-name="P11">Ballon</text:p>
              </table:table-cell>
            </table:table-row>
            <table:table-row table:style-name="ro1" table:default-cell-style-name="ce1">
              <table:table-cell>
                <text:p text:style-name="P11">3</text:p>
              </table:table-cell>
              <table:table-cell>
                <text:p text:style-name="P11">Saint calais</text:p>
              </table:table-cell>
            </table:table-row>
            <table:table-row table:style-name="ro1" table:default-cell-style-name="ce1">
              <table:table-cell>
                <text:p text:style-name="P11">4</text:p>
              </table:table-cell>
              <table:table-cell>
                <text:p text:style-name="P11">Saint ouen sur seine</text:p>
              </table:table-cell>
            </table:table-row>
            <table:table-row table:style-name="ro1" table:default-cell-style-name="ce1">
              <table:table-cell>
                <text:p text:style-name="P11">5</text:p>
              </table:table-cell>
              <table:table-cell>
                <text:p text:style-name="P11">Nantes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" draw:layer="layout" svg:width="7.051cm" svg:height="4.865cm" svg:x="16.638cm" svg:y="14.787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4">
                <text:p text:style-name="P13"><text:span text:style-name="T20">Saint ouen sur seine</text:span></text:p>
              </table:table-cell>
            </table:table-row>
            <table:table-row table:style-name="ro2">
              <table:table-cell table:style-name="ce4">
                <text:p text:style-name="P13">Saint calais</text:p>
              </table:table-cell>
            </table:table-row>
            <table:table-row table:style-name="ro3">
              <table:table-cell table:style-name="ce4">
                <text:p text:style-name="P13">Nantes</text:p>
              </table:table-cell>
            </table:table-row>
            <table:table-row table:style-name="ro3">
              <table:table-cell table:style-name="ce4">
                <text:p text:style-name="P13">Le mans</text:p>
              </table:table-cell>
            </table:table-row>
            <table:table-row table:style-name="ro3">
              <table:table-cell table:style-name="ce4">
                <text:p text:style-name="P13"><text:span text:style-name="T20">Ballon</text:span></text:p>
              </table:table-cell>
            </table:table-row>
          </table:table>
          <draw:image xlink:href="Pictures/TablePreview9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14.1cm" svg:height="7cm" svg:x="1.4cm" svg:y="5.7cm" presentation:class="outline" presentation:user-transformed="true">
          <draw:text-box>
            <text:p><text:span text:style-name="T15">Jointure</text:span></text:p>
            <text:p text:style-name="P5"><text:span text:style-name="T21"><text:s text:c="4"/></text:span><text:span text:style-name="T21">SELECT</text:span><text:span text:style-name="T6"> nomVille, nomDept</text:span></text:p>
            <text:list text:style-name="L2">
              <text:list-header>
                <text:p><text:span text:style-name="T21">FROM</text:span><text:span text:style-name="T6"> villes, departements</text:span></text:p>
                <text:p><text:span text:style-name="T21">WHERE</text:span><text:span text:style-name="T6"> numeroDept = "72" ;</text:span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2" draw:layer="layout" svg:width="13.067cm" svg:height="8.177cm" svg:x="13.63cm" svg:y="11.77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6" table:default-cell-style-name="ce5">
              <table:table-cell table:number-columns-spanned="3">
                <text:p text:style-name="P14"><text:span text:style-name="T20">departements</text:span></text:p>
              </table:table-cell>
              <table:covered-table-cell table:style-name="ce6"/>
              <table:covered-table-cell/>
            </table:table-row>
            <table:table-row table:style-name="ro6" table:default-cell-style-name="ce5">
              <table:table-cell table:style-name="ce7">
                <text:p text:style-name="P15"><text:span text:style-name="T22">idDepartement</text:span></text:p>
              </table:table-cell>
              <table:table-cell>
                <text:p text:style-name="P14"><text:span text:style-name="T20">nomDept</text:span></text:p>
              </table:table-cell>
              <table:table-cell>
                <text:p text:style-name="P14"><text:span text:style-name="T20">numeroDept</text:span></text:p>
              </table:table-cell>
            </table:table-row>
            <table:table-row table:style-name="ro6" table:default-cell-style-name="ce5">
              <table:table-cell>
                <text:p text:style-name="P14"><text:span text:style-name="T20">1</text:span></text:p>
              </table:table-cell>
              <table:table-cell>
                <text:p text:style-name="P14"><text:span text:style-name="T20">Sarthe</text:span></text:p>
              </table:table-cell>
              <table:table-cell>
                <text:p text:style-name="P14"><text:span text:style-name="T20">72</text:span></text:p>
              </table:table-cell>
            </table:table-row>
            <table:table-row table:style-name="ro6" table:default-cell-style-name="ce5">
              <table:table-cell>
                <text:p text:style-name="P14"><text:span text:style-name="T20">2</text:span></text:p>
              </table:table-cell>
              <table:table-cell>
                <text:p text:style-name="P14"><text:span text:style-name="T20">Mayenne</text:span></text:p>
              </table:table-cell>
              <table:table-cell>
                <text:p text:style-name="P14"><text:span text:style-name="T20">53</text:span></text:p>
              </table:table-cell>
            </table:table-row>
            <table:table-row table:style-name="ro7" table:default-cell-style-name="ce5">
              <table:table-cell>
                <text:p text:style-name="P14"><text:span text:style-name="T20">3</text:span></text:p>
              </table:table-cell>
              <table:table-cell>
                <text:p text:style-name="P14"><text:span text:style-name="T20">Loire atlantique</text:span></text:p>
              </table:table-cell>
              <table:table-cell>
                <text:p text:style-name="P14"><text:span text:style-name="T23">44</text:span></text:p>
              </table:table-cell>
            </table:table-row>
            <table:table-row table:style-name="ro7" table:default-cell-style-name="ce5">
              <table:table-cell>
                <text:p text:style-name="P13">4</text:p>
              </table:table-cell>
              <table:table-cell>
                <text:p text:style-name="P14">Seine saint denis</text:p>
              </table:table-cell>
              <table:table-cell>
                <text:p text:style-name="P14">93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" xml:id="id5" draw:id="id5" draw:layer="layout" svg:width="10.756cm" svg:height="4.865cm" svg:x="1.743cm" svg:y="12.652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2" table:default-cell-style-name="ce4">
              <table:table-cell>
                <text:p text:style-name="P13">Le mans</text:p>
              </table:table-cell>
              <table:table-cell>
                <text:p text:style-name="P13">Sarthe</text:p>
              </table:table-cell>
            </table:table-row>
            <table:table-row table:style-name="ro2" table:default-cell-style-name="ce4">
              <table:table-cell>
                <text:p text:style-name="P13">Ballon</text:p>
              </table:table-cell>
              <table:table-cell>
                <text:p text:style-name="P13">Sarthe</text:p>
              </table:table-cell>
            </table:table-row>
            <table:table-row table:style-name="ro3">
              <table:table-cell table:style-name="ce1">
                <text:p text:style-name="P11"><text:span text:style-name="T20">Saint calais</text:span></text:p>
              </table:table-cell>
              <table:table-cell table:style-name="ce4">
                <text:p text:style-name="P13">Sarthe</text:p>
              </table:table-cell>
            </table:table-row>
            <table:table-row table:style-name="ro3">
              <table:table-cell table:style-name="ce1">
                <text:p text:style-name="P11"><text:span text:style-name="T20">Saint ouen sur seine</text:span></text:p>
              </table:table-cell>
              <table:table-cell table:style-name="ce4">
                <text:p text:style-name="P13">Sarthe</text:p>
              </table:table-cell>
            </table:table-row>
            <table:table-row table:style-name="ro3" table:default-cell-style-name="ce4">
              <table:table-cell>
                <text:p text:style-name="P13">Nantes</text:p>
              </table:table-cell>
              <table:table-cell>
                <text:p text:style-name="P13">Sarthe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3" draw:text-style-name="P16" xml:id="id6" draw:id="id6" draw:layer="layout" svg:width="11.5cm" svg:height="2.5cm" svg:x="1.5cm" svg:y="15.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2.612cm" svg:height="6.215cm" svg:x="14.471cm" svg:y="3.127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" table:default-cell-style-name="ce2">
              <table:table-cell table:style-name="ce1" table:number-columns-spanned="3">
                <text:p text:style-name="P11">villes</text:p>
              </table:table-cell>
              <table:covered-table-cell/>
              <table:covered-table-cell/>
            </table:table-row>
            <table:table-row table:style-name="ro1" table:default-cell-style-name="ce1">
              <table:table-cell table:style-name="ce3">
                <text:p text:style-name="P12">idVille</text:p>
              </table:table-cell>
              <table:table-cell>
                <text:p text:style-name="P11">nomVille</text:p>
              </table:table-cell>
              <table:table-cell>
                <text:p text:style-name="P11">idDepartement</text:p>
              </table:table-cell>
            </table:table-row>
            <table:table-row table:style-name="ro1" table:default-cell-style-name="ce1">
              <table:table-cell>
                <text:p text:style-name="P11">1</text:p>
              </table:table-cell>
              <table:table-cell>
                <text:p text:style-name="P11">Le mans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ce1">
              <table:table-cell>
                <text:p text:style-name="P11">2</text:p>
              </table:table-cell>
              <table:table-cell>
                <text:p text:style-name="P11">Ballon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ce1">
              <table:table-cell>
                <text:p text:style-name="P11">3</text:p>
              </table:table-cell>
              <table:table-cell>
                <text:p text:style-name="P11">Saint calais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ce1">
              <table:table-cell>
                <text:p text:style-name="P11">4</text:p>
              </table:table-cell>
              <table:table-cell>
                <text:p text:style-name="P11">Saint ouen sur seine</text:p>
              </table:table-cell>
              <table:table-cell>
                <text:p text:style-name="P11">4</text:p>
              </table:table-cell>
            </table:table-row>
            <table:table-row table:style-name="ro1" table:default-cell-style-name="ce1">
              <table:table-cell>
                <text:p text:style-name="P11">5</text:p>
              </table:table-cell>
              <table:table-cell>
                <text:p text:style-name="P11">Nantes</text:p>
              </table:table-cell>
              <table:table-cell>
                <text:p text:style-name="P11">3</text:p>
              </table:table-cell>
            </table:table-row>
          </table:table>
          <draw:image xlink:href="Pictures/TablePreview1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25.6cm" svg:height="8cm" svg:x="1.5cm" svg:y="5cm" presentation:class="outline" presentation:user-transformed="true">
          <draw:text-box>
            <text:p><text:span text:style-name="T15">Jointure</text:span></text:p>
            <text:list text:style-name="L2">
              <text:list-item>
                <text:p><text:span text:style-name="T24">SELECT</text:span><text:span text:style-name="T25"> nomVille, nomDept</text:span></text:p>
                <text:p><text:span text:style-name="T24">FROM</text:span><text:span text:style-name="T25"> villes, departements</text:span></text:p>
                <text:p><text:span text:style-name="T24">WHERE</text:span><text:span text:style-name="T25"> </text:span><text:span text:style-name="T26">villes.idDepartement = departements.idDepartement</text:span></text:p>
                <text:p><text:span text:style-name="T24">AND</text:span><text:span text:style-name="T25"> numeroDept = "72" ;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layer="layout" svg:width="13.067cm" svg:height="8.177cm" svg:x="13.486cm" svg:y="12.13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6" table:default-cell-style-name="ce5">
              <table:table-cell table:number-columns-spanned="3">
                <text:p text:style-name="P14"><text:span text:style-name="T20">departements</text:span></text:p>
              </table:table-cell>
              <table:covered-table-cell table:style-name="ce6"/>
              <table:covered-table-cell/>
            </table:table-row>
            <table:table-row table:style-name="ro6" table:default-cell-style-name="ce5">
              <table:table-cell table:style-name="ce7">
                <text:p text:style-name="P15"><text:span text:style-name="T22">idDepartement</text:span></text:p>
              </table:table-cell>
              <table:table-cell>
                <text:p text:style-name="P14"><text:span text:style-name="T20">nomDept</text:span></text:p>
              </table:table-cell>
              <table:table-cell>
                <text:p text:style-name="P14"><text:span text:style-name="T20">numeroDept</text:span></text:p>
              </table:table-cell>
            </table:table-row>
            <table:table-row table:style-name="ro6" table:default-cell-style-name="ce5">
              <table:table-cell>
                <text:p text:style-name="P14"><text:span text:style-name="T20">1</text:span></text:p>
              </table:table-cell>
              <table:table-cell>
                <text:p text:style-name="P14"><text:span text:style-name="T20">Sarthe</text:span></text:p>
              </table:table-cell>
              <table:table-cell>
                <text:p text:style-name="P14"><text:span text:style-name="T20">72</text:span></text:p>
              </table:table-cell>
            </table:table-row>
            <table:table-row table:style-name="ro6" table:default-cell-style-name="ce5">
              <table:table-cell>
                <text:p text:style-name="P14"><text:span text:style-name="T20">2</text:span></text:p>
              </table:table-cell>
              <table:table-cell>
                <text:p text:style-name="P14"><text:span text:style-name="T20">Mayenne</text:span></text:p>
              </table:table-cell>
              <table:table-cell>
                <text:p text:style-name="P14"><text:span text:style-name="T20">53</text:span></text:p>
              </table:table-cell>
            </table:table-row>
            <table:table-row table:style-name="ro7" table:default-cell-style-name="ce5">
              <table:table-cell>
                <text:p text:style-name="P14"><text:span text:style-name="T20">3</text:span></text:p>
              </table:table-cell>
              <table:table-cell>
                <text:p text:style-name="P14"><text:span text:style-name="T20">Loire atlantique</text:span></text:p>
              </table:table-cell>
              <table:table-cell>
                <text:p text:style-name="P14"><text:span text:style-name="T23">44</text:span></text:p>
              </table:table-cell>
            </table:table-row>
            <table:table-row table:style-name="ro7" table:default-cell-style-name="ce5">
              <table:table-cell>
                <text:p text:style-name="P13">4</text:p>
              </table:table-cell>
              <table:table-cell>
                <text:p text:style-name="P14">Seine saint denis</text:p>
              </table:table-cell>
              <table:table-cell>
                <text:p text:style-name="P14">93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2" xml:id="id7" draw:id="id7" draw:layer="layout" svg:width="10.756cm" svg:height="2.917cm" svg:x="1.744cm" svg:y="14.253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2" table:default-cell-style-name="ce4">
              <table:table-cell>
                <text:p text:style-name="P13">Le mans</text:p>
              </table:table-cell>
              <table:table-cell>
                <text:p text:style-name="P13">Sarthe</text:p>
              </table:table-cell>
            </table:table-row>
            <table:table-row table:style-name="ro2" table:default-cell-style-name="ce4">
              <table:table-cell>
                <text:p text:style-name="P13">Ballon</text:p>
              </table:table-cell>
              <table:table-cell>
                <text:p text:style-name="P13">Sarthe</text:p>
              </table:table-cell>
            </table:table-row>
            <table:table-row table:style-name="ro3">
              <table:table-cell table:style-name="ce1">
                <text:p text:style-name="P11"><text:span text:style-name="T20">Saint calais</text:span></text:p>
              </table:table-cell>
              <table:table-cell table:style-name="ce4">
                <text:p text:style-name="P13">Sarthe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2" draw:layer="layout" svg:width="12.612cm" svg:height="6.215cm" svg:x="14.472cm" svg:y="3.128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" table:default-cell-style-name="ce2">
              <table:table-cell table:style-name="ce1" table:number-columns-spanned="3">
                <text:p text:style-name="P11">villes</text:p>
              </table:table-cell>
              <table:covered-table-cell/>
              <table:covered-table-cell/>
            </table:table-row>
            <table:table-row table:style-name="ro1" table:default-cell-style-name="ce1">
              <table:table-cell table:style-name="ce3">
                <text:p text:style-name="P12">idVille</text:p>
              </table:table-cell>
              <table:table-cell>
                <text:p text:style-name="P11">nomVille</text:p>
              </table:table-cell>
              <table:table-cell>
                <text:p text:style-name="P11">idDepartement</text:p>
              </table:table-cell>
            </table:table-row>
            <table:table-row table:style-name="ro1" table:default-cell-style-name="ce1">
              <table:table-cell>
                <text:p text:style-name="P11">1</text:p>
              </table:table-cell>
              <table:table-cell>
                <text:p text:style-name="P11">Le mans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ce1">
              <table:table-cell>
                <text:p text:style-name="P11">2</text:p>
              </table:table-cell>
              <table:table-cell>
                <text:p text:style-name="P11">Ballon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ce1">
              <table:table-cell>
                <text:p text:style-name="P11">3</text:p>
              </table:table-cell>
              <table:table-cell>
                <text:p text:style-name="P11">Saint calais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ce1">
              <table:table-cell>
                <text:p text:style-name="P11">4</text:p>
              </table:table-cell>
              <table:table-cell>
                <text:p text:style-name="P11">Saint ouen sur seine</text:p>
              </table:table-cell>
              <table:table-cell>
                <text:p text:style-name="P11">4</text:p>
              </table:table-cell>
            </table:table-row>
            <table:table-row table:style-name="ro1" table:default-cell-style-name="ce1">
              <table:table-cell>
                <text:p text:style-name="P11">5</text:p>
              </table:table-cell>
              <table:table-cell>
                <text:p text:style-name="P11">Nantes</text:p>
              </table:table-cell>
              <table:table-cell>
                <text:p text:style-name="P11">3</text:p>
              </table:table-cell>
            </table:table-row>
          </table:table>
          <draw:image xlink:href="Pictures/TablePreview15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25.2cm" svg:height="12.179cm" svg:x="1cm" svg:y="5cm" presentation:class="outline" presentation:user-transformed="true">
          <draw:text-box>
            <text:p><text:span text:style-name="T27">Jointure autre syntaxe</text:span></text:p>
            <text:p><text:span text:style-name="T24">SELECT</text:span><text:span text:style-name="T25"> nomVille, nomDept</text:span></text:p>
            <text:list text:style-name="L2">
              <text:list-header>
                <text:p><text:span text:style-name="T24">FROM</text:span><text:span text:style-name="T25"> villes</text:span></text:p>
                <text:p><text:span text:style-name="T24">INNER JOIN</text:span><text:span text:style-name="T25"> departements</text:span></text:p>
                <text:p><text:span text:style-name="T24">ON</text:span><text:span text:style-name="T25"> </text:span><text:span text:style-name="T28">villes.idDepartement = departements.idDepartement</text:span></text:p>
                <text:p><text:span text:style-name="T24">AND</text:span><text:span text:style-name="T25"> numeroDept = "72"</text:span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2" draw:layer="layout" svg:width="13.067cm" svg:height="8.177cm" svg:x="13.543cm" svg:y="12.58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6" table:default-cell-style-name="ce5">
              <table:table-cell table:number-columns-spanned="3">
                <text:p text:style-name="P14"><text:span text:style-name="T20">departements</text:span></text:p>
              </table:table-cell>
              <table:covered-table-cell table:style-name="ce6"/>
              <table:covered-table-cell/>
            </table:table-row>
            <table:table-row table:style-name="ro6" table:default-cell-style-name="ce5">
              <table:table-cell table:style-name="ce7">
                <text:p text:style-name="P15"><text:span text:style-name="T22">idDepartement</text:span></text:p>
              </table:table-cell>
              <table:table-cell>
                <text:p text:style-name="P14"><text:span text:style-name="T20">nomDept</text:span></text:p>
              </table:table-cell>
              <table:table-cell>
                <text:p text:style-name="P14"><text:span text:style-name="T20">numeroDept</text:span></text:p>
              </table:table-cell>
            </table:table-row>
            <table:table-row table:style-name="ro6" table:default-cell-style-name="ce5">
              <table:table-cell>
                <text:p text:style-name="P14"><text:span text:style-name="T20">1</text:span></text:p>
              </table:table-cell>
              <table:table-cell>
                <text:p text:style-name="P14"><text:span text:style-name="T20">Sarthe</text:span></text:p>
              </table:table-cell>
              <table:table-cell>
                <text:p text:style-name="P14"><text:span text:style-name="T20">72</text:span></text:p>
              </table:table-cell>
            </table:table-row>
            <table:table-row table:style-name="ro6" table:default-cell-style-name="ce5">
              <table:table-cell>
                <text:p text:style-name="P14"><text:span text:style-name="T20">2</text:span></text:p>
              </table:table-cell>
              <table:table-cell>
                <text:p text:style-name="P14"><text:span text:style-name="T20">Mayenne</text:span></text:p>
              </table:table-cell>
              <table:table-cell>
                <text:p text:style-name="P14"><text:span text:style-name="T20">53</text:span></text:p>
              </table:table-cell>
            </table:table-row>
            <table:table-row table:style-name="ro7" table:default-cell-style-name="ce5">
              <table:table-cell>
                <text:p text:style-name="P14"><text:span text:style-name="T20">3</text:span></text:p>
              </table:table-cell>
              <table:table-cell>
                <text:p text:style-name="P14"><text:span text:style-name="T20">Loire atlantique</text:span></text:p>
              </table:table-cell>
              <table:table-cell>
                <text:p text:style-name="P14"><text:span text:style-name="T23">44</text:span></text:p>
              </table:table-cell>
            </table:table-row>
            <table:table-row table:style-name="ro7" table:default-cell-style-name="ce5">
              <table:table-cell>
                <text:p text:style-name="P13">4</text:p>
              </table:table-cell>
              <table:table-cell>
                <text:p text:style-name="P14">Seine saint denis</text:p>
              </table:table-cell>
              <table:table-cell>
                <text:p text:style-name="P14">93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2" draw:layer="layout" svg:width="10.756cm" svg:height="2.917cm" svg:x="1.745cm" svg:y="14.25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2" table:default-cell-style-name="ce4">
              <table:table-cell>
                <text:p text:style-name="P13">Le mans</text:p>
              </table:table-cell>
              <table:table-cell>
                <text:p text:style-name="P13">Sarthe</text:p>
              </table:table-cell>
            </table:table-row>
            <table:table-row table:style-name="ro2" table:default-cell-style-name="ce4">
              <table:table-cell>
                <text:p text:style-name="P13">Ballon</text:p>
              </table:table-cell>
              <table:table-cell>
                <text:p text:style-name="P13">Sarthe</text:p>
              </table:table-cell>
            </table:table-row>
            <table:table-row table:style-name="ro3">
              <table:table-cell table:style-name="ce1">
                <text:p text:style-name="P11"><text:span text:style-name="T20">Saint calais</text:span></text:p>
              </table:table-cell>
              <table:table-cell table:style-name="ce4">
                <text:p text:style-name="P13">Sarthe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2" draw:layer="layout" svg:width="12.612cm" svg:height="6.215cm" svg:x="14.472cm" svg:y="3.128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" table:default-cell-style-name="ce2">
              <table:table-cell table:style-name="ce1" table:number-columns-spanned="3">
                <text:p text:style-name="P11">villes</text:p>
              </table:table-cell>
              <table:covered-table-cell/>
              <table:covered-table-cell/>
            </table:table-row>
            <table:table-row table:style-name="ro1" table:default-cell-style-name="ce1">
              <table:table-cell table:style-name="ce3">
                <text:p text:style-name="P12">idVille</text:p>
              </table:table-cell>
              <table:table-cell>
                <text:p text:style-name="P11">nomVille</text:p>
              </table:table-cell>
              <table:table-cell>
                <text:p text:style-name="P11">idDepartement</text:p>
              </table:table-cell>
            </table:table-row>
            <table:table-row table:style-name="ro1" table:default-cell-style-name="ce1">
              <table:table-cell>
                <text:p text:style-name="P11">1</text:p>
              </table:table-cell>
              <table:table-cell>
                <text:p text:style-name="P11">Le mans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ce1">
              <table:table-cell>
                <text:p text:style-name="P11">2</text:p>
              </table:table-cell>
              <table:table-cell>
                <text:p text:style-name="P11">Ballon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ce1">
              <table:table-cell>
                <text:p text:style-name="P11">3</text:p>
              </table:table-cell>
              <table:table-cell>
                <text:p text:style-name="P11">Saint calais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ce1">
              <table:table-cell>
                <text:p text:style-name="P11">4</text:p>
              </table:table-cell>
              <table:table-cell>
                <text:p text:style-name="P11">Saint ouen sur seine</text:p>
              </table:table-cell>
              <table:table-cell>
                <text:p text:style-name="P11">4</text:p>
              </table:table-cell>
            </table:table-row>
            <table:table-row table:style-name="ro1" table:default-cell-style-name="ce1">
              <table:table-cell>
                <text:p text:style-name="P11">5</text:p>
              </table:table-cell>
              <table:table-cell>
                <text:p text:style-name="P11">Nantes</text:p>
              </table:table-cell>
              <table:table-cell>
                <text:p text:style-name="P11">3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25.2cm" svg:height="12.179cm" svg:x="1.4cm" svg:y="5cm" presentation:class="outline">
          <draw:text-box>
            <text:p><text:span text:style-name="T27">Jointure</text:span></text:p>
            <text:list text:style-name="L2">
              <text:list-item>
                <text:p><text:span text:style-name="T24">SELECT</text:span><text:span text:style-name="T25"> nomVille, nomDept</text:span></text:p>
                <text:p><text:span text:style-name="T24">FROM</text:span><text:span text:style-name="T25"> villes, departements</text:span></text:p>
                <text:p><text:span text:style-name="T24">WHERE</text:span><text:span text:style-name="T25"> </text:span><text:span text:style-name="T28">villes.idDepartement = departements.idDepartement</text:span></text:p>
                <text:p><text:span text:style-name="T24">AND</text:span><text:span text:style-name="T25"> numeroDept &lt;&gt; "72" ;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layer="layout" svg:width="13.067cm" svg:height="8.177cm" svg:x="13.503cm" svg:y="12.09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6" table:default-cell-style-name="ce5">
              <table:table-cell table:number-columns-spanned="3">
                <text:p text:style-name="P14"><text:span text:style-name="T20">departements</text:span></text:p>
              </table:table-cell>
              <table:covered-table-cell table:style-name="ce6"/>
              <table:covered-table-cell/>
            </table:table-row>
            <table:table-row table:style-name="ro6" table:default-cell-style-name="ce5">
              <table:table-cell table:style-name="ce7">
                <text:p text:style-name="P15"><text:span text:style-name="T22">idDepartement</text:span></text:p>
              </table:table-cell>
              <table:table-cell>
                <text:p text:style-name="P14"><text:span text:style-name="T20">nomDept</text:span></text:p>
              </table:table-cell>
              <table:table-cell>
                <text:p text:style-name="P14"><text:span text:style-name="T20">numeroDept</text:span></text:p>
              </table:table-cell>
            </table:table-row>
            <table:table-row table:style-name="ro6" table:default-cell-style-name="ce5">
              <table:table-cell>
                <text:p text:style-name="P14"><text:span text:style-name="T20">1</text:span></text:p>
              </table:table-cell>
              <table:table-cell>
                <text:p text:style-name="P14"><text:span text:style-name="T20">Sarthe</text:span></text:p>
              </table:table-cell>
              <table:table-cell>
                <text:p text:style-name="P14"><text:span text:style-name="T20">72</text:span></text:p>
              </table:table-cell>
            </table:table-row>
            <table:table-row table:style-name="ro6" table:default-cell-style-name="ce5">
              <table:table-cell>
                <text:p text:style-name="P14"><text:span text:style-name="T20">2</text:span></text:p>
              </table:table-cell>
              <table:table-cell>
                <text:p text:style-name="P14"><text:span text:style-name="T20">Mayenne</text:span></text:p>
              </table:table-cell>
              <table:table-cell>
                <text:p text:style-name="P14"><text:span text:style-name="T20">53</text:span></text:p>
              </table:table-cell>
            </table:table-row>
            <table:table-row table:style-name="ro7" table:default-cell-style-name="ce5">
              <table:table-cell>
                <text:p text:style-name="P14"><text:span text:style-name="T20">3</text:span></text:p>
              </table:table-cell>
              <table:table-cell>
                <text:p text:style-name="P14"><text:span text:style-name="T20">Loire atlantique</text:span></text:p>
              </table:table-cell>
              <table:table-cell>
                <text:p text:style-name="P14"><text:span text:style-name="T23">44</text:span></text:p>
              </table:table-cell>
            </table:table-row>
            <table:table-row table:style-name="ro7" table:default-cell-style-name="ce5">
              <table:table-cell>
                <text:p text:style-name="P13">4</text:p>
              </table:table-cell>
              <table:table-cell>
                <text:p text:style-name="P14">Seine saint denis</text:p>
              </table:table-cell>
              <table:table-cell>
                <text:p text:style-name="P14">93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2" xml:id="id8" draw:id="id8" draw:layer="layout" svg:width="12.998cm" svg:height="1.943cm" svg:x="0.1cm" svg:y="14.838cm">
          <table:table table:template-name="default" table:use-first-row-styles="true" table:use-banding-rows-styles="true">
            <table:table-column table:style-name="co14"/>
            <table:table-column table:style-name="co15"/>
            <table:table-row table:style-name="ro2" table:default-cell-style-name="ce4">
              <table:table-cell>
                <text:p text:style-name="P13">Saint ouen sur seine</text:p>
              </table:table-cell>
              <table:table-cell>
                <text:p text:style-name="P13">Seine saint denis</text:p>
              </table:table-cell>
            </table:table-row>
            <table:table-row table:style-name="ro2" table:default-cell-style-name="ce4">
              <table:table-cell>
                <text:p text:style-name="P13">Nantes</text:p>
              </table:table-cell>
              <table:table-cell>
                <text:p text:style-name="P13">Loire atlantique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2" draw:layer="layout" svg:width="12.612cm" svg:height="6.215cm" svg:x="14.472cm" svg:y="3.128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" table:default-cell-style-name="ce2">
              <table:table-cell table:style-name="ce1" table:number-columns-spanned="3">
                <text:p text:style-name="P11">villes</text:p>
              </table:table-cell>
              <table:covered-table-cell/>
              <table:covered-table-cell/>
            </table:table-row>
            <table:table-row table:style-name="ro1" table:default-cell-style-name="ce1">
              <table:table-cell table:style-name="ce3">
                <text:p text:style-name="P12">idVille</text:p>
              </table:table-cell>
              <table:table-cell>
                <text:p text:style-name="P11">nomVille</text:p>
              </table:table-cell>
              <table:table-cell>
                <text:p text:style-name="P11">idDepartement</text:p>
              </table:table-cell>
            </table:table-row>
            <table:table-row table:style-name="ro1" table:default-cell-style-name="ce1">
              <table:table-cell>
                <text:p text:style-name="P11">1</text:p>
              </table:table-cell>
              <table:table-cell>
                <text:p text:style-name="P11">Le mans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ce1">
              <table:table-cell>
                <text:p text:style-name="P11">2</text:p>
              </table:table-cell>
              <table:table-cell>
                <text:p text:style-name="P11">Ballon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ce1">
              <table:table-cell>
                <text:p text:style-name="P11">3</text:p>
              </table:table-cell>
              <table:table-cell>
                <text:p text:style-name="P11">Saint calais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ce1">
              <table:table-cell>
                <text:p text:style-name="P11">4</text:p>
              </table:table-cell>
              <table:table-cell>
                <text:p text:style-name="P11">Saint ouen sur seine</text:p>
              </table:table-cell>
              <table:table-cell>
                <text:p text:style-name="P11">4</text:p>
              </table:table-cell>
            </table:table-row>
            <table:table-row table:style-name="ro1" table:default-cell-style-name="ce1">
              <table:table-cell>
                <text:p text:style-name="P11">5</text:p>
              </table:table-cell>
              <table:table-cell>
                <text:p text:style-name="P11">Nantes</text:p>
              </table:table-cell>
              <table:table-cell>
                <text:p text:style-name="P11">3</text:p>
              </table:table-cell>
            </table:table-row>
          </table:table>
          <draw:image xlink:href="Pictures/TablePreview2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text-style-name="P17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29">Fonctions</text:span></text:p>
                <text:list>
                  <text:list-item>
                    <text:p><text:span text:style-name="T29">MAX : Fournit la valeur maximale</text:span></text:p>
                  </text:list-item>
                  <text:list-item>
                    <text:p><text:span text:style-name="T29">MIN : Fournit la valeur minimale</text:span></text:p>
                  </text:list-item>
                  <text:list-item>
                    <text:p><text:span text:style-name="T29">COUNT : Fournit la cardinalité d’un ensemble</text:span></text:p>
                  </text:list-item>
                  <text:list-item>
                    <text:p><text:span text:style-name="T29">SUM : Somme de toutes les valeurs</text:span></text:p>
                  </text:list-item>
                  <text:list-item>
                    <text:p><text:span text:style-name="T29">AVG : Moyenne de toutes les valeurs</text:span></text:p>
                  </text:list-item>
                </text:list>
              </text:list-item>
              <text:list-item>
                <text:p><text:span text:style-name="T29">SELECT </text:span><text:span text:style-name="T30">COUNT</text:span><text:span text:style-name="T29">(idVille) AS nbVilles </text:span></text:p>
                <text:p><text:span text:style-name="T29">FROM villes</text:span></text:p>
                <text:p><text:span text:style-name="T29">WHERE idDepartement=1 ;</text:span></text:p>
                <text:p/>
              </text:list-item>
            </text:list>
          </draw:text-box>
        </draw:frame>
        <draw:custom-shape draw:style-name="gr4" draw:text-style-name="P19" xml:id="id9" draw:id="id9" draw:layer="layout" svg:width="5cm" svg:height="2.5cm" svg:x="21cm" svg:y="8cm">
          <text:p text:style-name="P18">nbVilles ←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2.612cm" svg:height="6.215cm" svg:x="12.772cm" svg:y="13.928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" table:default-cell-style-name="ce2">
              <table:table-cell table:style-name="ce1" table:number-columns-spanned="3">
                <text:p text:style-name="P11">villes</text:p>
              </table:table-cell>
              <table:covered-table-cell/>
              <table:covered-table-cell/>
            </table:table-row>
            <table:table-row table:style-name="ro1" table:default-cell-style-name="ce1">
              <table:table-cell table:style-name="ce3">
                <text:p text:style-name="P12">idVille</text:p>
              </table:table-cell>
              <table:table-cell>
                <text:p text:style-name="P11">nomVille</text:p>
              </table:table-cell>
              <table:table-cell>
                <text:p text:style-name="P11">idDepartement</text:p>
              </table:table-cell>
            </table:table-row>
            <table:table-row table:style-name="ro1" table:default-cell-style-name="ce1">
              <table:table-cell>
                <text:p text:style-name="P11">1</text:p>
              </table:table-cell>
              <table:table-cell>
                <text:p text:style-name="P11">Le mans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ce1">
              <table:table-cell>
                <text:p text:style-name="P11">2</text:p>
              </table:table-cell>
              <table:table-cell>
                <text:p text:style-name="P11">Ballon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ce1">
              <table:table-cell>
                <text:p text:style-name="P11">3</text:p>
              </table:table-cell>
              <table:table-cell>
                <text:p text:style-name="P11">Saint calais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ce1">
              <table:table-cell>
                <text:p text:style-name="P11">4</text:p>
              </table:table-cell>
              <table:table-cell>
                <text:p text:style-name="P11">Saint ouen sur seine</text:p>
              </table:table-cell>
              <table:table-cell>
                <text:p text:style-name="P11">4</text:p>
              </table:table-cell>
            </table:table-row>
            <table:table-row table:style-name="ro1" table:default-cell-style-name="ce1">
              <table:table-cell>
                <text:p text:style-name="P11">5</text:p>
              </table:table-cell>
              <table:table-cell>
                <text:p text:style-name="P11">Nantes</text:p>
              </table:table-cell>
              <table:table-cell>
                <text:p text:style-name="P11">3</text:p>
              </table:table-cell>
            </table:table-row>
          </table:table>
          <draw:image xlink:href="Pictures/TablePreview2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25.199cm" svg:height="13.86cm" svg:x="0.8cm" svg:y="4.914cm" presentation:class="outline" presentation:user-transformed="true">
          <draw:text-box>
            <text:list text:style-name="L2">
              <text:list-item>
                <text:p>Requêtes imbriqués</text:p>
                <text:p>SELECT nomVille</text:p>
                <text:p>FROM villes</text:p>
                <text:p>WHERE idDepartement</text:p>
                <text:p><text:span text:style-name="T3">IN</text:span> (</text:p>
                <text:p>SELECT idDepartement</text:p>
                <text:p>FROM departements</text:p>
                <text:p>WHERE numeroDept = "72"</text:p>
                <text:p>)</text:p>
              </text:list-item>
            </text:list>
          </draw:text-box>
        </draw:frame>
        <draw:frame draw:style-name="gr2" draw:layer="layout" svg:width="13.067cm" svg:height="8.177cm" svg:x="14.608cm" svg:y="12.77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6" table:default-cell-style-name="ce5">
              <table:table-cell table:number-columns-spanned="3">
                <text:p text:style-name="P14"><text:span text:style-name="T20">departements</text:span></text:p>
              </table:table-cell>
              <table:covered-table-cell table:style-name="ce6"/>
              <table:covered-table-cell/>
            </table:table-row>
            <table:table-row table:style-name="ro6" table:default-cell-style-name="ce5">
              <table:table-cell table:style-name="ce7">
                <text:p text:style-name="P15"><text:span text:style-name="T22">idDepartement</text:span></text:p>
              </table:table-cell>
              <table:table-cell>
                <text:p text:style-name="P14"><text:span text:style-name="T20">nomDept</text:span></text:p>
              </table:table-cell>
              <table:table-cell>
                <text:p text:style-name="P14"><text:span text:style-name="T20">numeroDept</text:span></text:p>
              </table:table-cell>
            </table:table-row>
            <table:table-row table:style-name="ro6" table:default-cell-style-name="ce5">
              <table:table-cell>
                <text:p text:style-name="P14"><text:span text:style-name="T20">1</text:span></text:p>
              </table:table-cell>
              <table:table-cell>
                <text:p text:style-name="P14"><text:span text:style-name="T20">Sarthe</text:span></text:p>
              </table:table-cell>
              <table:table-cell>
                <text:p text:style-name="P14"><text:span text:style-name="T20">72</text:span></text:p>
              </table:table-cell>
            </table:table-row>
            <table:table-row table:style-name="ro6" table:default-cell-style-name="ce5">
              <table:table-cell>
                <text:p text:style-name="P14"><text:span text:style-name="T20">2</text:span></text:p>
              </table:table-cell>
              <table:table-cell>
                <text:p text:style-name="P14"><text:span text:style-name="T20">Mayenne</text:span></text:p>
              </table:table-cell>
              <table:table-cell>
                <text:p text:style-name="P14"><text:span text:style-name="T20">53</text:span></text:p>
              </table:table-cell>
            </table:table-row>
            <table:table-row table:style-name="ro7" table:default-cell-style-name="ce5">
              <table:table-cell>
                <text:p text:style-name="P14"><text:span text:style-name="T20">3</text:span></text:p>
              </table:table-cell>
              <table:table-cell>
                <text:p text:style-name="P14"><text:span text:style-name="T20">Loire atlantique</text:span></text:p>
              </table:table-cell>
              <table:table-cell>
                <text:p text:style-name="P14"><text:span text:style-name="T23">44</text:span></text:p>
              </table:table-cell>
            </table:table-row>
            <table:table-row table:style-name="ro7" table:default-cell-style-name="ce5">
              <table:table-cell>
                <text:p text:style-name="P13">4</text:p>
              </table:table-cell>
              <table:table-cell>
                <text:p text:style-name="P14">Seine saint denis</text:p>
              </table:table-cell>
              <table:table-cell>
                <text:p text:style-name="P14">93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style-name="gr4" draw:text-style-name="P19" xml:id="id10" draw:id="id10" draw:layer="layout" svg:width="3.5cm" svg:height="2.5cm" svg:x="6.5cm" svg:y="13.5cm">
          <text:p text:style-name="P1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2.612cm" svg:height="6.215cm" svg:x="14.473cm" svg:y="2.329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" table:default-cell-style-name="ce2">
              <table:table-cell table:style-name="ce1" table:number-columns-spanned="3">
                <text:p text:style-name="P11">villes</text:p>
              </table:table-cell>
              <table:covered-table-cell/>
              <table:covered-table-cell/>
            </table:table-row>
            <table:table-row table:style-name="ro1" table:default-cell-style-name="ce1">
              <table:table-cell table:style-name="ce3">
                <text:p text:style-name="P12">idVille</text:p>
              </table:table-cell>
              <table:table-cell>
                <text:p text:style-name="P11">nomVille</text:p>
              </table:table-cell>
              <table:table-cell>
                <text:p text:style-name="P11">idDepartement</text:p>
              </table:table-cell>
            </table:table-row>
            <table:table-row table:style-name="ro1" table:default-cell-style-name="ce1">
              <table:table-cell>
                <text:p text:style-name="P11">1</text:p>
              </table:table-cell>
              <table:table-cell>
                <text:p text:style-name="P11">Le mans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ce1">
              <table:table-cell>
                <text:p text:style-name="P11">2</text:p>
              </table:table-cell>
              <table:table-cell>
                <text:p text:style-name="P11">Ballon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ce1">
              <table:table-cell>
                <text:p text:style-name="P11">3</text:p>
              </table:table-cell>
              <table:table-cell>
                <text:p text:style-name="P11">Saint calais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ce1">
              <table:table-cell>
                <text:p text:style-name="P11">4</text:p>
              </table:table-cell>
              <table:table-cell>
                <text:p text:style-name="P11">Saint ouen sur seine</text:p>
              </table:table-cell>
              <table:table-cell>
                <text:p text:style-name="P11">4</text:p>
              </table:table-cell>
            </table:table-row>
            <table:table-row table:style-name="ro1" table:default-cell-style-name="ce1">
              <table:table-cell>
                <text:p text:style-name="P11">5</text:p>
              </table:table-cell>
              <table:table-cell>
                <text:p text:style-name="P11">Nantes</text:p>
              </table:table-cell>
              <table:table-cell>
                <text:p text:style-name="P11">3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2" xml:id="id11" draw:id="id11" draw:layer="layout" svg:width="10.756cm" svg:height="2.917cm" svg:x="14.146cm" svg:y="9.455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2" table:default-cell-style-name="ce4">
              <table:table-cell>
                <text:p text:style-name="P13">Le mans</text:p>
              </table:table-cell>
              <table:table-cell>
                <text:p text:style-name="P13">Sarthe</text:p>
              </table:table-cell>
            </table:table-row>
            <table:table-row table:style-name="ro2" table:default-cell-style-name="ce4">
              <table:table-cell>
                <text:p text:style-name="P13">Ballon</text:p>
              </table:table-cell>
              <table:table-cell>
                <text:p text:style-name="P13">Sarthe</text:p>
              </table:table-cell>
            </table:table-row>
            <table:table-row table:style-name="ro3">
              <table:table-cell table:style-name="ce1">
                <text:p text:style-name="P11"><text:span text:style-name="T20">Saint calais</text:span></text:p>
              </table:table-cell>
              <table:table-cell table:style-name="ce4">
                <text:p text:style-name="P13">Sarthe</text:p>
              </table:table-cell>
            </table:table-row>
          </table:table>
          <draw:image xlink:href="Pictures/TablePreview25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élection</text:p>
              </text:list-item>
              <text:list-item>
                <text:p>Ajout</text:p>
                <text:list>
                  <text:list-item>
                    <text:p><text:span text:style-name="T3">INSERT INTO</text:span> NomDeLaTable</text:p>
                    <text:p>(colonne1,colonne2,...) </text:p>
                    <text:p><text:span text:style-name="T3">VALUES</text:span> (valColonne1,valColonne2,...) ;</text:p>
                  </text:list-item>
                </text:list>
              </text:list-item>
              <text:list-item>
                <text:p>Modification</text:p>
              </text:list-item>
              <text:list-item>
                <text:p>suppress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2T1"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élection</text:p>
              </text:list-item>
              <text:list-item>
                <text:p>Ajout</text:p>
              </text:list-item>
              <text:list-item>
                <text:p>Modification</text:p>
                <text:list>
                  <text:list-item>
                    <text:p><text:span text:style-name="T3">UPDATE</text:span> NomDeLaTable</text:p>
                    <text:p><text:span text:style-name="T3">SET</text:span> nomColonne=valColonne</text:p>
                    <text:p><text:span text:style-name="T3">WHERE</text:span><text:span text:style-name="T11"> condition ;</text:span></text:p>
                  </text:list-item>
                </text:list>
              </text:list-item>
              <text:list-item>
                <text:p>suppress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2T1">
        <draw:frame presentation:style-name="pr5" draw:layer="layout" svg:width="25.199cm" svg:height="3.507cm" svg:x="1.4cm" svg:y="0.837cm" presentation:class="title" presentation:user-transformed="true">
          <draw:text-box>
            <text:p>Langage de Manipulation de Données (LDM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élection</text:p>
              </text:list-item>
              <text:list-item>
                <text:p>Ajout</text:p>
              </text:list-item>
              <text:list-item>
                <text:p>Modification</text:p>
              </text:list-item>
              <text:list-item>
                <text:p>Suppression</text:p>
                <text:list>
                  <text:list-item>
                    <text:p><text:span text:style-name="T3">DELETE FROM</text:span> NomDeLaTable</text:p>
                    <text:p><text:span text:style-name="T3">WHERE</text:span><text:span text:style-name="T11"> condition ;</text:span></text:p>
                  </text:list-item>
                  <text:list-item>
                    <text:p><text:span text:style-name="T11">Attention sans condition cette requête effacera l'ensemble des données de la t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SQL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ypes de données</text:p>
              </text:list-item>
              <text:list-item>
                <text:p>Langage de Définition de Données (LDD)</text:p>
              </text:list-item>
              <text:list-item>
                <text:p>Langage de Manipulation de Données (LDM)</text:p>
              </text:list-item>
              <text:list-item>
                <text:p><text:span text:style-name="T2">Langage de Contrôle de Données (LDC)</text:span></text:p>
                <text:list>
                  <text:list-item>
                    <text:p>Gestion des droits utilisateurs</text:p>
                    <text:list>
                      <text:list-item>
                        <text:p>GRANT</text:p>
                      </text:list-item>
                      <text:list-item>
                        <text:p>REVOK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 AMT" svg:font-family="'Albany AMT'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adornments="Condensed" style:font-family-generic="swiss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3" draw:display-name="Gradient 13" draw:style="linear" draw:start-color="#b80047" draw:end-color="#99284c" draw:start-intensity="100%" draw:end-intensity="100%" draw:angle="0deg" draw:border="0%">
      <loext:gradient-stop svg:offset="0" loext:color-type="rgb" loext:color-value="#b80047"/>
      <loext:gradient-stop svg:offset="1" loext:color-type="rgb" loext:color-value="#99284c"/>
    </draw:gradient>
    <draw:gradient draw:name="Gradient_20_14" draw:display-name="Gradient 14" draw:style="radial" draw:cx="50%" draw:cy="50%" draw:start-color="#b80047" draw:end-color="#b84747" draw:start-intensity="100%" draw:end-intensity="100%" draw:border="0%">
      <loext:gradient-stop svg:offset="0" loext:color-type="rgb" loext:color-value="#b80047"/>
      <loext:gradient-stop svg:offset="1" loext:color-type="rgb" loext:color-value="#b84747"/>
    </draw:gradient>
    <draw:gradient draw:name="Gradient_20_15" draw:display-name="Gradient 15" draw:style="linear" draw:start-color="#808080" draw:end-color="#ffffff" draw:start-intensity="100%" draw:end-intensity="100%" draw:angle="0deg" draw:border="35%">
      <loext:gradient-stop svg:offset="0" loext:color-type="rgb" loext:color-value="#808080"/>
      <loext:gradient-stop svg:offset="1" loext:color-type="rgb" loext:color-value="#ffffff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horndale AMT" fo:font-size="24pt" fo:language="fr" fo:country="FR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yt-rouge-baiser-background" style:family="presentation">
      <style:graphic-properties draw:stroke="none" draw:fill="none"/>
      <style:text-properties style:letter-kerning="true"/>
    </style:style>
    <style:style style:name="lyt-rouge-baiser-backgroundobjects" style:family="presentation">
      <style:graphic-properties draw:shadow="hidden" draw:shadow-offset-x="0.3cm" draw:shadow-offset-y="0.3cm" draw:shadow-color="#808080"/>
      <style:text-properties fo:font-weight="bold" style:letter-kerning="true"/>
    </style:style>
    <style:style style:name="lyt-rouge-bais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ge-baiser-outline1" style:family="presentation">
      <style:graphic-properties draw:stroke="none" draw:fill="none" draw:auto-grow-height="false" draw:fit-to-size="false" style:shrink-to-fit="true">
        <text:list-style style:name="lyt-rouge-bais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ge-baiser-outline2" style:family="presentation" style:parent-style-name="lyt-rouge-baiser-outline1">
      <style:paragraph-properties fo:margin-top="0cm" fo:margin-bottom="0.4cm"/>
      <style:text-properties fo:font-size="28pt" style:font-size-asian="28pt" style:font-size-complex="28pt"/>
    </style:style>
    <style:style style:name="lyt-rouge-baiser-outline3" style:family="presentation" style:parent-style-name="lyt-rouge-baiser-outline2">
      <style:paragraph-properties fo:margin-top="0cm" fo:margin-bottom="0.3cm"/>
      <style:text-properties fo:font-size="24pt" style:font-size-asian="24pt" style:font-size-complex="24pt"/>
    </style:style>
    <style:style style:name="lyt-rouge-baiser-outline4" style:family="presentation" style:parent-style-name="lyt-rouge-baiser-outline3">
      <style:paragraph-properties fo:margin-top="0cm" fo:margin-bottom="0.2cm"/>
      <style:text-properties fo:font-size="20pt" style:font-size-asian="20pt" style:font-size-complex="20pt"/>
    </style:style>
    <style:style style:name="lyt-rouge-baiser-outline5" style:family="presentation" style:parent-style-name="lyt-rouge-baiser-outline4">
      <style:paragraph-properties fo:margin-top="0cm" fo:margin-bottom="0.1cm"/>
      <style:text-properties fo:font-size="20pt" style:font-size-asian="20pt" style:font-size-complex="20pt"/>
    </style:style>
    <style:style style:name="lyt-rouge-baiser-outline6" style:family="presentation" style:parent-style-name="lyt-rouge-baiser-outline5">
      <style:paragraph-properties fo:margin-top="0cm" fo:margin-bottom="0.1cm"/>
      <style:text-properties fo:font-size="20pt" style:font-size-asian="20pt" style:font-size-complex="20pt"/>
    </style:style>
    <style:style style:name="lyt-rouge-baiser-outline7" style:family="presentation" style:parent-style-name="lyt-rouge-baiser-outline6">
      <style:paragraph-properties fo:margin-top="0cm" fo:margin-bottom="0.1cm"/>
      <style:text-properties fo:font-size="20pt" style:font-size-asian="20pt" style:font-size-complex="20pt"/>
    </style:style>
    <style:style style:name="lyt-rouge-baiser-outline8" style:family="presentation" style:parent-style-name="lyt-rouge-baiser-outline7">
      <style:paragraph-properties fo:margin-top="0cm" fo:margin-bottom="0.1cm"/>
      <style:text-properties fo:font-size="20pt" style:font-size-asian="20pt" style:font-size-complex="20pt"/>
    </style:style>
    <style:style style:name="lyt-rouge-baiser-outline9" style:family="presentation" style:parent-style-name="lyt-rouge-baiser-outline8">
      <style:paragraph-properties fo:margin-top="0cm" fo:margin-bottom="0.1cm"/>
      <style:text-properties fo:font-size="20pt" style:font-size-asian="20pt" style:font-size-complex="20pt"/>
    </style:style>
    <style:style style:name="lyt-rouge-baiser-subtitle" style:family="presentation">
      <style:graphic-properties draw:stroke="none" draw:fill="none" draw:textarea-vertical-align="middle">
        <text:list-style style:name="lyt-rouge-bais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ge-baiser-title" style:family="presentation">
      <style:graphic-properties draw:stroke="none" draw:fill="none" draw:textarea-vertical-align="middle">
        <text:list-style style:name="lyt-rouge-bais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1pt 1pt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style:font-name="Times New Roman" fo:color="#7b04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7b04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7b04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7b04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7b04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7b04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7b04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7b04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7b04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7b04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7b04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DejaVu Sans1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re1-outline1" style:family="presentation">
      <style:graphic-properties draw:stroke="none" draw:fill="none">
        <text:list-style style:name="Titre1-outline1">
          <text:list-level-style-bullet text:level="1" text:bullet-char="•">
            <style:list-level-properties text:min-label-width="0.952cm"/>
            <style:text-properties style:font-name="Helvetica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Helvetica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Helvetic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Helvetica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Helvetica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Helvetica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Helvetica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Helvetica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re1-outline2" style:family="presentation" style:parent-style-name="Titre1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Helvetica" fo:font-family="Helvetic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Helvetica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Helvetica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Helvetica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Helvetica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Helvetica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Helvetica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/>
            <style:text-properties style:font-name="Helvetica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Helvetic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Helvetic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Helvetica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Helvetica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Helvetica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Helvetica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Helvetica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Helvetica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4pt" style:font-style-asian="normal" style:font-weight-asian="bold" style:font-name-complex="DejaVu Sans1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bullet text:level="1" text:bullet-char="•">
            <style:list-level-properties/>
            <style:text-properties style:font-name="Helvetica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40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40pt" style:font-style-asian="normal" style:font-weight-asian="bold" style:font-name-complex="DejaVu Sans1" style:font-family-complex="'DejaVu Sans'" style:font-family-generic-complex="system" style:font-pitch-complex="variable" style:font-size-complex="40pt" style:font-style-complex="normal" style:font-weight-complex="bold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draw:fill="solid" draw:fill-color="#b80047" draw:textarea-horizontal-align="justify" draw:textarea-vertical-align="middle" draw:auto-grow-height="false" loext:decorative="false"/>
    </style:style>
    <style:style style:name="Mgr5" style:family="graphic" style:parent-style-name="standard">
      <style:graphic-properties draw:stroke="none" draw:fill="gradient" draw:fill-color="#99284c" draw:fill-gradient-name="Gradient_20_14" draw:textarea-horizontal-align="justify" draw:textarea-vertical-align="middle" draw:auto-grow-height="false" loext:decorative="false"/>
    </style:style>
    <style:style style:name="Mgr6" style:family="graphic" style:parent-style-name="standard">
      <style:graphic-properties draw:stroke="none" draw:fill="gradient" draw:fill-color="#99ccff" draw:fill-gradient-name="Gradient_20_13" draw:opacity="50%" draw:textarea-horizontal-align="justify" draw:textarea-vertical-align="middle" draw:auto-grow-height="false" draw:shadow-opacity="50%" loext:decorative="false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loext:decorative="false"/>
    </style:style>
    <style:style style:name="Mgr8" style:family="graphic" style:parent-style-name="standard">
      <style:graphic-properties draw:stroke="none" svg:stroke-color="#808080" draw:fill="gradient" draw:fill-gradient-name="Gradient_20_15" draw:textarea-horizontal-align="justify" draw:textarea-vertical-align="middle" draw:auto-grow-height="false" loext:decorative="fals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 loext:decorative="false"/>
    </style:style>
    <style:style style:name="M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lyt-rouge-baiser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lyt-rouge-baiser-backgroundobjects">
      <style:graphic-properties draw:stroke="none" draw:fill="solid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yt-rouge-bais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lyt-rouge-bais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80047"/>
      <style:paragraph-properties fo:text-align="center"/>
    </style:style>
    <style:style style:name="MP6" style:family="paragraph">
      <loext:graphic-properties draw:fill="gradient" draw:fill-color="#99284c" draw:fill-gradient-name="Gradient_20_14"/>
      <style:paragraph-properties fo:text-align="center"/>
    </style:style>
    <style:style style:name="MP7" style:family="paragraph">
      <loext:graphic-properties draw:fill="gradient" draw:fill-color="#99ccff" draw:fill-gradient-name="Gradient_20_13" draw:opacity="50%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gradient" draw:fill-gradient-name="Gradient_20_15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solid" draw:fill-color="#ffffff"/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rouge-bais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28.237cm" svg:height="4.6cm" svg:x="0cm" svg:y="0.3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15.984cm" svg:height="2.928cm" svg:x="0cm" svg:y="3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7" draw:layer="backgroundobjects" svg:width="8.525cm" svg:height="4.6cm" svg:x="12.787cm" svg:y="0.3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15.983cm" svg:height="8.364cm" svg:x="15.984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8" draw:layer="backgroundobjects" svg:width="28.237cm" svg:height="4.6cm" svg:x="0cm" svg:y="4.9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8" draw:layer="backgroundobjects" svg:width="4.263cm" svg:height="7.946cm" svg:x="28.237cm" svg:y="0.718cm">
          <text:p/>
          <draw:enhanced-geometry svg:viewBox="0 0 21600 21600" draw:type="rectangle" draw:enhanced-path="M 0 0 L 21600 0 21600 21600 0 21600 0 0 Z N"/>
        </draw:custom-shape>
      </draw:g>
      <draw:g draw:style-name="Mgr3">
        <draw:custom-shape draw:style-name="Mgr8" draw:text-style-name="MP9" draw:layer="backgroundobjects" svg:width="28cm" svg:height="2cm" svg:x="0cm" svg:y="19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9" draw:layer="backgroundobjects" svg:width="28cm" svg:height="0.5cm" svg:x="0cm" svg:y="19cm">
          <text:p/>
          <draw:enhanced-geometry svg:viewBox="0 0 21600 21600" draw:type="rectangle" draw:enhanced-path="M 0 0 L 21600 0 21600 21600 0 21600 0 0 Z N"/>
        </draw:custom-shape>
      </draw:g>
      <draw:frame presentation:style-name="lyt-rouge-baiser-title" draw:layer="backgroundobjects" svg:width="25.199cm" svg:height="3.506cm" svg:x="1.4cm" svg:y="0.837cm" presentation:class="title" presentation:placeholder="true">
        <draw:text-box/>
      </draw:frame>
      <draw:frame presentation:style-name="lyt-rouge-baiser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12" draw:layer="backgroundobjects" svg:width="1.599cm" svg:height="1.448cm" svg:x="25cm" svg:y="19.131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35</text:page-count></text:span></text:p>
        </draw:text-box>
      </draw:frame>
      <presentation:notes style:page-layout-name="PM0">
        <draw:page-thumbnail presentation:style-name="lyt-rouge-baiser-title" draw:layer="backgroundobjects" svg:width="14.848cm" svg:height="11.136cm" svg:x="3.075cm" svg:y="2.257cm" presentation:class="page"/>
        <draw:frame presentation:style-name="lyt-rouge-bais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re1-title" draw:layer="backgroundobjects" svg:width="23.693cm" svg:height="5.368cm" svg:x="1.719cm" svg:y="5.833cm" presentation:class="title" presentation:placeholder="true">
        <draw:text-box/>
      </draw:frame>
      <draw:frame presentation:style-name="Titre1-outline1" draw:layer="backgroundobjects" svg:width="25.199cm" svg:height="12.18cm" svg:x="1.399cm" svg:y="4.913cm" presentation:class="outline" presentation:placeholder="true">
        <draw:text-box/>
      </draw:frame>
      <presentation:notes style:page-layout-name="PM0">
        <draw:rect draw:style-name="Mgr9" draw:text-style-name="MP8" draw:layer="backgroundobjects" svg:width="21cm" svg:height="29.7cm" svg:x="0cm" svg:y="0cm">
          <text:p/>
        </draw:rect>
        <draw:page-thumbnail presentation:style-name="Titre1-title" draw:layer="backgroundobjects" svg:width="0.001cm" svg:height="0.001cm" svg:x="0cm" svg:y="2.257cm" presentation:class="page"/>
        <draw:frame presentation:style-name="Titre1-notes" draw:layer="backgroundobjects" svg:width="16.799cm" svg:height="13.364cm" svg:x="2.1cm" svg:y="14.106cm" presentation:class="notes" presentation:placeholder="true">
          <draw:text-box/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10" draw:text-style-name="MP13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2"><text:page-number>&lt;numéro&gt;</text:page-number></text:span><text:span text:style-name="MT2">/</text:span><text:span text:style-name="MT2"><text:page-count>35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3-26T16:40:57</meta:creation-date>
    <meta:editing-duration>PT4H43M56S</meta:editing-duration>
    <meta:editing-cycles>78</meta:editing-cycles>
    <meta:generator>LibreOffice/24.2.5.2$Linux_X86_64 LibreOffice_project/420$Build-2</meta:generator>
    <dc:description>Librement diffusable sous réserve de conserver le présent copyright
- (c) Beaussier 2009 - 
&lt;a href=www.beaussier.com&gt;Beaussier en ligne&lt;/a&gt;</dc:description>
    <meta:keyword>rouge;gris;red;gray</meta:keyword>
    <dc:subject>Agréable à l'oeil / Sweet to look ;-)</dc:subject>
    <dc:title>Rouge baiser</dc:title>
    <meta:initial-creator>didier BERNARD</meta:initial-creator>
    <dc:date>2025-03-06T17:11:58.424248241</dc:date>
    <meta:printed-by>didier BERNARD</meta:printed-by>
    <meta:print-date>2014-04-08T15:02:53</meta:print-date>
    <dc:creator>Didier BERNARD</dc:creator>
    <meta:document-statistic meta:object-count="215"/>
    <meta:user-defined meta:name="Info 2"/>
    <meta:user-defined meta:name="Info 3"/>
    <meta:user-defined meta:name="Info 4"/>
    <meta:user-defined meta:name="License">&lt;a href=http://www.cecill.info/&gt;CeCILL&lt;/a&gt;</meta:user-defined>
    <meta:template xlink:type="simple" xlink:actuate="onRequest" xlink:title="Rouge baiser" xlink:href="../../../../../../../.openoffice.org/3/user/template/lyt-rouge-baiser.otp" meta:date="2009-01-31T00:19:27"/>
  </office:meta>
</office:document-meta>
</file>